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cm" fo:margin-bottom="0.247cm" style:contextual-spacing="false" fo:line-height="115%"/>
      <style:text-properties fo:background-color="#ffff00"/>
    </style:style>
    <style:style style:name="P2" style:family="paragraph" style:parent-style-name="Heading_20_2">
      <style:paragraph-properties fo:margin-top="0cm" fo:margin-bottom="0.247cm" style:contextual-spacing="false" fo:line-height="115%"/>
    </style:style>
    <style:style style:name="P3" style:family="paragraph" style:parent-style-name="Heading_20_2">
      <style:paragraph-properties fo:margin-top="0cm" fo:margin-bottom="0.247cm" style:contextual-spacing="false" fo:line-height="115%"/>
      <style:text-properties fo:background-color="#ffff00"/>
    </style:style>
    <style:style style:name="P4" style:family="paragraph" style:parent-style-name="Heading_20_3">
      <style:paragraph-properties fo:margin-top="0cm" fo:margin-bottom="0.247cm" style:contextual-spacing="false" fo:line-height="115%"/>
      <style:text-properties fo:background-color="#ffff00"/>
    </style:style>
    <style:style style:name="P5" style:family="paragraph" style:parent-style-name="Preformatted_20_Text">
      <style:paragraph-properties fo:margin-top="0cm" fo:margin-bottom="0.247cm" style:contextual-spacing="false" fo:line-height="115%"/>
    </style:style>
    <style:style style:name="P6" style:family="paragraph" style:parent-style-name="Heading_20_3">
      <style:paragraph-properties fo:margin-top="0cm" fo:margin-bottom="0.247cm" style:contextual-spacing="false" fo:line-height="115%"/>
    </style:style>
    <style:style style:name="P7" style:family="paragraph" style:parent-style-name="Heading_20_2">
      <style:paragraph-properties fo:margin-top="0cm" fo:margin-bottom="0.247cm" style:contextual-spacing="false" fo:line-height="115%"/>
      <style:text-properties fo:color="#000000" loext:opacity="100%" fo:background-color="#00a933"/>
    </style:style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1"/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2"/>
    <style:style style:name="P12" style:family="paragraph" style:parent-style-name="Text_20_body" style:list-style-name="L3">
      <style:paragraph-properties fo:margin-top="0cm" fo:margin-bottom="0cm" style:contextual-spacing="false"/>
    </style:style>
    <style:style style:name="P13" style:family="paragraph" style:parent-style-name="Text_20_body" style:list-style-name="L3"/>
    <style:style style:name="P14" style:family="paragraph" style:parent-style-name="Heading_20_3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5" style:family="paragraph" style:parent-style-name="Text_20_body">
      <style:paragraph-properties fo:margin-left="0cm" fo:margin-right="0cm" fo:text-indent="0cm" style:auto-text-indent="false"/>
    </style:style>
    <style:style style:name="P16" style:family="paragraph" style:parent-style-name="Heading_20_2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7" style:family="paragraph" style:parent-style-name="Text_20_body" style:list-style-name="L4">
      <style:paragraph-properties fo:margin-left="0cm" fo:margin-right="0cm" fo:text-indent="0cm" style:auto-text-indent="false"/>
    </style:style>
    <style:style style:name="P18" style:family="paragraph" style:parent-style-name="Horizontal_20_Line">
      <style:paragraph-properties fo:margin-top="0cm" fo:margin-bottom="0.247cm" style:contextual-spacing="false" fo:line-height="115%"/>
    </style:style>
    <style:style style:name="P19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20" style:family="paragraph" style:parent-style-name="Text_20_body" style:list-style-name="L5">
      <style:paragraph-properties fo:margin-left="0cm" fo:margin-right="0cm" fo:text-indent="0cm" style:auto-text-indent="false"/>
    </style:style>
    <style:style style:name="P21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22" style:family="paragraph" style:parent-style-name="Text_20_body" style:list-style-name="L6">
      <style:paragraph-properties fo:margin-left="0cm" fo:margin-right="0cm" fo:text-indent="0cm" style:auto-text-indent="false"/>
    </style:style>
    <style:style style:name="P23" style:family="paragraph" style:parent-style-name="Heading_20_2">
      <style:paragraph-properties fo:margin-left="0cm" fo:margin-right="0cm" fo:margin-top="0cm" fo:margin-bottom="0.247cm" style:contextual-spacing="false" fo:line-height="115%" fo:orphans="1" fo:text-indent="0cm" style:auto-text-indent="false"/>
    </style:style>
    <style:style style:name="P24" style:family="paragraph" style:parent-style-name="Heading_20_3">
      <style:paragraph-properties fo:margin-top="0cm" fo:margin-bottom="0.247cm" style:contextual-spacing="false" fo:line-height="115%" fo:orphans="1"/>
    </style:style>
    <style:style style:name="P25" style:family="paragraph" style:parent-style-name="Text_20_body" style:list-style-name="L7">
      <style:paragraph-properties fo:margin-top="0cm" fo:margin-bottom="0cm" style:contextual-spacing="false" fo:orphans="1"/>
    </style:style>
    <style:style style:name="P26" style:family="paragraph" style:parent-style-name="Text_20_body" style:list-style-name="L7">
      <style:paragraph-properties fo:orphans="1"/>
    </style:style>
    <style:style style:name="P27" style:family="paragraph" style:parent-style-name="Text_20_body" style:list-style-name="L8">
      <style:paragraph-properties fo:margin-top="0cm" fo:margin-bottom="0cm" style:contextual-spacing="false" fo:orphans="1"/>
    </style:style>
    <style:style style:name="P28" style:family="paragraph" style:parent-style-name="Text_20_body" style:list-style-name="L8">
      <style:paragraph-properties fo:orphans="1"/>
    </style:style>
    <style:style style:name="P29" style:family="paragraph" style:parent-style-name="Text_20_body" style:list-style-name="L9">
      <style:paragraph-properties fo:margin-top="0cm" fo:margin-bottom="0cm" style:contextual-spacing="false" fo:orphans="1"/>
    </style:style>
    <style:style style:name="P30" style:family="paragraph" style:parent-style-name="Text_20_body" style:list-style-name="L9">
      <style:paragraph-properties fo:orphans="1"/>
    </style:style>
    <style:style style:name="P31" style:family="paragraph" style:parent-style-name="Text_20_body" style:list-style-name="L10">
      <style:paragraph-properties fo:margin-top="0cm" fo:margin-bottom="0cm" style:contextual-spacing="false" fo:orphans="1"/>
    </style:style>
    <style:style style:name="P32" style:family="paragraph" style:parent-style-name="Text_20_body" style:list-style-name="L10">
      <style:paragraph-properties fo:orphans="1"/>
    </style:style>
    <style:style style:name="P33" style:family="paragraph" style:parent-style-name="Text_20_body" style:list-style-name="L11">
      <style:paragraph-properties fo:margin-top="0cm" fo:margin-bottom="0cm" style:contextual-spacing="false" fo:orphans="1"/>
    </style:style>
    <style:style style:name="P34" style:family="paragraph" style:parent-style-name="Text_20_body" style:list-style-name="L11">
      <style:paragraph-properties fo:orphans="1"/>
    </style:style>
    <style:style style:name="P35" style:family="paragraph" style:parent-style-name="Text_20_body" style:list-style-name="L12">
      <style:paragraph-properties fo:margin-top="0cm" fo:margin-bottom="0cm" style:contextual-spacing="false" fo:orphans="1"/>
    </style:style>
    <style:style style:name="P36" style:family="paragraph" style:parent-style-name="Text_20_body" style:list-style-name="L12">
      <style:paragraph-properties fo:orphans="1"/>
    </style:style>
    <style:style style:name="P37" style:family="paragraph" style:parent-style-name="Heading_20_2">
      <style:paragraph-properties fo:margin-top="0cm" fo:margin-bottom="0.247cm" style:contextual-spacing="false" fo:line-height="115%" fo:orphans="1"/>
    </style:style>
    <style:style style:name="P38" style:family="paragraph" style:parent-style-name="Text_20_body">
      <style:paragraph-properties fo:orphans="1"/>
    </style:style>
    <style:style style:name="P39" style:family="paragraph" style:parent-style-name="Text_20_body" style:list-style-name="L13">
      <style:paragraph-properties fo:margin-top="0cm" fo:margin-bottom="0cm" style:contextual-spacing="false" fo:orphans="1"/>
    </style:style>
    <style:style style:name="P40" style:family="paragraph" style:parent-style-name="Text_20_body" style:list-style-name="L13">
      <style:paragraph-properties fo:orphans="1"/>
    </style:style>
    <style:style style:name="P41" style:family="paragraph" style:parent-style-name="Text_20_body">
      <style:paragraph-properties fo:margin-left="0cm" fo:margin-right="0cm" fo:margin-top="0cm" fo:margin-bottom="0cm" style:contextual-spacing="false" fo:orphans="1" fo:text-indent="0cm" style:auto-text-indent="false"/>
    </style:style>
    <style:style style:name="P42" style:family="paragraph" style:parent-style-name="Text_20_body">
      <style:paragraph-properties fo:margin-left="0cm" fo:margin-right="0cm" fo:orphans="1" fo:text-indent="0cm" style:auto-text-indent="false"/>
    </style:style>
    <style:style style:name="P43" style:family="paragraph" style:parent-style-name="Text_20_body" style:list-style-name="L14">
      <style:paragraph-properties fo:margin-top="0cm" fo:margin-bottom="0cm" style:contextual-spacing="false" fo:orphans="1"/>
    </style:style>
    <style:style style:name="P44" style:family="paragraph" style:parent-style-name="Text_20_body" style:list-style-name="L14">
      <style:paragraph-properties fo:orphans="1"/>
    </style:style>
    <style:style style:name="P45" style:family="paragraph" style:parent-style-name="Text_20_body" style:list-style-name="L15">
      <style:paragraph-properties fo:margin-top="0cm" fo:margin-bottom="0cm" style:contextual-spacing="false" fo:orphans="1"/>
    </style:style>
    <style:style style:name="P46" style:family="paragraph" style:parent-style-name="Text_20_body" style:list-style-name="L15">
      <style:paragraph-properties fo:orphans="1"/>
    </style:style>
    <style:style style:name="P47" style:family="paragraph" style:parent-style-name="Preformatted_20_Text">
      <loext:graphic-properties draw:fill="none" draw:fill-color="#ffffff"/>
      <style:paragraph-properties fo:margin-left="0cm" fo:margin-right="0cm" fo:margin-top="0cm" fo:margin-bottom="0.247cm" style:contextual-spacing="false" fo:line-height="150%" fo:text-align="start" style:justify-single-word="false" fo:orphans="1" fo:text-indent="0cm" style:auto-text-indent="false" fo:background-color="transparent" fo:padding="0cm" fo:border="none"/>
    </style:style>
    <style:style style:name="P48" style:family="paragraph" style:parent-style-name="Text_20_body" style:list-style-name="L16">
      <style:paragraph-properties fo:margin-top="0cm" fo:margin-bottom="0cm" style:contextual-spacing="false" fo:orphans="1"/>
    </style:style>
    <style:style style:name="P49" style:family="paragraph" style:parent-style-name="Text_20_body" style:list-style-name="L16">
      <style:paragraph-properties fo:orphans="1"/>
    </style:style>
    <style:style style:name="P50" style:family="paragraph" style:parent-style-name="Text_20_body" style:list-style-name="L17">
      <style:paragraph-properties fo:margin-top="0cm" fo:margin-bottom="0cm" style:contextual-spacing="false" fo:orphans="1"/>
    </style:style>
    <style:style style:name="P51" style:family="paragraph" style:parent-style-name="Text_20_body" style:list-style-name="L17">
      <style:paragraph-properties fo:orphans="1"/>
    </style:style>
    <style:style style:name="P52" style:family="paragraph" style:parent-style-name="Text_20_body" style:list-style-name="L18">
      <style:paragraph-properties fo:margin-top="0cm" fo:margin-bottom="0cm" style:contextual-spacing="false" fo:orphans="1"/>
    </style:style>
    <style:style style:name="P53" style:family="paragraph" style:parent-style-name="Text_20_body" style:list-style-name="L18">
      <style:paragraph-properties fo:orphans="1"/>
    </style:style>
    <style:style style:name="P54" style:family="paragraph" style:parent-style-name="Text_20_body" style:list-style-name="L19">
      <style:paragraph-properties fo:margin-top="0cm" fo:margin-bottom="0cm" style:contextual-spacing="false" fo:orphans="1"/>
    </style:style>
    <style:style style:name="P55" style:family="paragraph" style:parent-style-name="Text_20_body" style:list-style-name="L19">
      <style:paragraph-properties fo:orphans="1"/>
    </style:style>
    <style:style style:name="P56" style:family="paragraph" style:parent-style-name="Text_20_body" style:list-style-name="L20">
      <style:paragraph-properties fo:margin-top="0cm" fo:margin-bottom="0cm" style:contextual-spacing="false" fo:orphans="1"/>
    </style:style>
    <style:style style:name="P57" style:family="paragraph" style:parent-style-name="Text_20_body" style:list-style-name="L20">
      <style:paragraph-properties fo:orphans="1"/>
    </style:style>
    <style:style style:name="P58" style:family="paragraph" style:parent-style-name="Text_20_body" style:list-style-name="L21">
      <style:paragraph-properties fo:margin-top="0cm" fo:margin-bottom="0cm" style:contextual-spacing="false" fo:orphans="1"/>
    </style:style>
    <style:style style:name="P59" style:family="paragraph" style:parent-style-name="Text_20_body" style:list-style-name="L21">
      <style:paragraph-properties fo:orphans="1"/>
    </style:style>
    <style:style style:name="P60" style:family="paragraph" style:parent-style-name="Text_20_body" style:list-style-name="L22">
      <style:paragraph-properties fo:margin-top="0cm" fo:margin-bottom="0cm" style:contextual-spacing="false" fo:orphans="1"/>
    </style:style>
    <style:style style:name="P61" style:family="paragraph" style:parent-style-name="Text_20_body" style:list-style-name="L22">
      <style:paragraph-properties fo:orphans="1"/>
    </style:style>
    <style:style style:name="P62" style:family="paragraph" style:parent-style-name="Text_20_body" style:list-style-name="L23">
      <style:paragraph-properties fo:margin-top="0cm" fo:margin-bottom="0cm" style:contextual-spacing="false" fo:orphans="1"/>
    </style:style>
    <style:style style:name="P63" style:family="paragraph" style:parent-style-name="Text_20_body" style:list-style-name="L23">
      <style:paragraph-properties fo:orphans="1"/>
    </style:style>
    <style:style style:name="P64" style:family="paragraph" style:parent-style-name="Text_20_body" style:list-style-name="L24">
      <style:paragraph-properties fo:margin-top="0cm" fo:margin-bottom="0cm" style:contextual-spacing="false" fo:orphans="1"/>
    </style:style>
    <style:style style:name="P65" style:family="paragraph" style:parent-style-name="Text_20_body" style:list-style-name="L24">
      <style:paragraph-properties fo:orphans="1"/>
    </style:style>
    <style:style style:name="P66" style:family="paragraph" style:parent-style-name="Text_20_body" style:list-style-name="L25">
      <style:paragraph-properties fo:margin-top="0cm" fo:margin-bottom="0cm" style:contextual-spacing="false" fo:orphans="1"/>
    </style:style>
    <style:style style:name="P67" style:family="paragraph" style:parent-style-name="Text_20_body" style:list-style-name="L25">
      <style:paragraph-properties fo:orphans="1"/>
    </style:style>
    <style:style style:name="P68" style:family="paragraph" style:parent-style-name="Text_20_body" style:list-style-name="L26">
      <style:paragraph-properties fo:margin-top="0cm" fo:margin-bottom="0cm" style:contextual-spacing="false" fo:orphans="1"/>
    </style:style>
    <style:style style:name="P69" style:family="paragraph" style:parent-style-name="Text_20_body" style:list-style-name="L26">
      <style:paragraph-properties fo:orphans="1"/>
    </style:style>
    <style:style style:name="P70" style:family="paragraph" style:parent-style-name="Text_20_body" style:list-style-name="L27">
      <style:paragraph-properties fo:margin-left="0cm" fo:margin-right="0cm" fo:text-indent="0cm" style:auto-text-indent="false"/>
    </style:style>
    <style:style style:name="P71" style:family="paragraph" style:parent-style-name="Text_20_body" style:list-style-name="L27">
      <style:paragraph-properties fo:margin-left="0cm" fo:margin-right="0cm" fo:margin-top="0cm" fo:margin-bottom="0cm" style:contextual-spacing="false" fo:text-indent="0cm" style:auto-text-indent="false"/>
    </style:style>
    <style:style style:name="P72" style:family="paragraph" style:parent-style-name="Text_20_body" style:list-style-name="L28">
      <style:paragraph-properties fo:margin-left="0cm" fo:margin-right="0cm" fo:margin-top="0cm" fo:margin-bottom="0cm" style:contextual-spacing="false" fo:text-indent="0cm" style:auto-text-indent="false"/>
    </style:style>
    <style:style style:name="P73" style:family="paragraph" style:parent-style-name="Text_20_body" style:list-style-name="L28">
      <style:paragraph-properties fo:margin-left="0cm" fo:margin-right="0cm" fo:text-indent="0cm" style:auto-text-indent="false"/>
    </style:style>
    <style:style style:name="P74" style:family="paragraph" style:parent-style-name="Heading_20_1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75" style:family="paragraph" style:parent-style-name="Text_20_body" style:list-style-name="L29">
      <style:paragraph-properties fo:margin-left="0cm" fo:margin-right="0cm" fo:text-indent="0cm" style:auto-text-indent="false"/>
    </style:style>
    <style:style style:name="P76" style:family="paragraph" style:parent-style-name="Text_20_body" style:list-style-name="L30">
      <style:paragraph-properties fo:margin-left="0cm" fo:margin-right="0cm" fo:text-indent="0cm" style:auto-text-indent="false"/>
    </style:style>
    <style:style style:name="P77" style:family="paragraph" style:parent-style-name="Text_20_body" style:list-style-name="L31">
      <style:paragraph-properties fo:margin-left="0cm" fo:margin-right="0cm" fo:margin-top="0cm" fo:margin-bottom="0cm" style:contextual-spacing="false" fo:text-indent="0cm" style:auto-text-indent="false"/>
    </style:style>
    <style:style style:name="P78" style:family="paragraph" style:parent-style-name="Text_20_body" style:list-style-name="L31">
      <style:paragraph-properties fo:margin-left="0cm" fo:margin-right="0cm" fo:text-indent="0cm" style:auto-text-indent="false"/>
    </style:style>
    <style:style style:name="P79" style:family="paragraph" style:parent-style-name="Text_20_body" style:list-style-name="L32">
      <style:paragraph-properties fo:margin-left="0cm" fo:margin-right="0cm" fo:margin-top="0cm" fo:margin-bottom="0cm" style:contextual-spacing="false" fo:text-indent="0cm" style:auto-text-indent="false"/>
    </style:style>
    <style:style style:name="P80" style:family="paragraph" style:parent-style-name="Text_20_body" style:list-style-name="L32">
      <style:paragraph-properties fo:margin-left="0cm" fo:margin-right="0cm" fo:text-indent="0cm" style:auto-text-indent="false"/>
    </style:style>
    <style:style style:name="P81" style:family="paragraph" style:parent-style-name="Text_20_body" style:list-style-name="L33">
      <style:paragraph-properties fo:margin-left="0cm" fo:margin-right="0cm" fo:margin-top="0cm" fo:margin-bottom="0cm" style:contextual-spacing="false" fo:text-indent="0cm" style:auto-text-indent="false"/>
    </style:style>
    <style:style style:name="P82" style:family="paragraph" style:parent-style-name="Text_20_body" style:list-style-name="L33">
      <style:paragraph-properties fo:margin-left="0cm" fo:margin-right="0cm" fo:text-indent="0cm" style:auto-text-indent="false"/>
    </style:style>
    <style:style style:name="P83" style:family="paragraph" style:parent-style-name="Text_20_body" style:list-style-name="L34">
      <style:paragraph-properties fo:margin-left="0cm" fo:margin-right="0cm" fo:margin-top="0cm" fo:margin-bottom="0cm" style:contextual-spacing="false" fo:text-indent="0cm" style:auto-text-indent="false"/>
    </style:style>
    <style:style style:name="P84" style:family="paragraph" style:parent-style-name="Text_20_body" style:list-style-name="L34">
      <style:paragraph-properties fo:margin-left="0cm" fo:margin-right="0cm" fo:text-indent="0cm" style:auto-text-indent="false"/>
    </style:style>
    <style:style style:name="P85" style:family="paragraph" style:parent-style-name="Text_20_body" style:list-style-name="L35">
      <style:paragraph-properties fo:margin-left="0cm" fo:margin-right="0cm" fo:margin-top="0cm" fo:margin-bottom="0cm" style:contextual-spacing="false" fo:text-indent="0cm" style:auto-text-indent="false"/>
    </style:style>
    <style:style style:name="P86" style:family="paragraph" style:parent-style-name="Text_20_body" style:list-style-name="L35">
      <style:paragraph-properties fo:margin-left="0cm" fo:margin-right="0cm" fo:text-indent="0cm" style:auto-text-indent="false"/>
    </style:style>
    <style:style style:name="P87" style:family="paragraph" style:parent-style-name="Text_20_body" style:list-style-name="L36">
      <style:paragraph-properties fo:margin-left="0cm" fo:margin-right="0cm" fo:margin-top="0cm" fo:margin-bottom="0cm" style:contextual-spacing="false" fo:text-indent="0cm" style:auto-text-indent="false"/>
    </style:style>
    <style:style style:name="P88" style:family="paragraph" style:parent-style-name="Text_20_body" style:list-style-name="L36">
      <style:paragraph-properties fo:margin-left="0cm" fo:margin-right="0cm" fo:text-indent="0cm" style:auto-text-indent="false"/>
    </style:style>
    <style:style style:name="P89" style:family="paragraph" style:parent-style-name="Text_20_body" style:list-style-name="L37">
      <style:paragraph-properties fo:margin-left="0cm" fo:margin-right="0cm" fo:margin-top="0cm" fo:margin-bottom="0cm" style:contextual-spacing="false" fo:text-indent="0cm" style:auto-text-indent="false"/>
    </style:style>
    <style:style style:name="P90" style:family="paragraph" style:parent-style-name="Text_20_body" style:list-style-name="L37">
      <style:paragraph-properties fo:margin-left="0cm" fo:margin-right="0cm" fo:text-indent="0cm" style:auto-text-indent="false"/>
    </style:style>
    <style:style style:name="P91" style:family="paragraph" style:parent-style-name="Text_20_body" style:list-style-name="L38">
      <style:paragraph-properties fo:margin-left="0cm" fo:margin-right="0cm" fo:margin-top="0cm" fo:margin-bottom="0cm" style:contextual-spacing="false" fo:text-indent="0cm" style:auto-text-indent="false"/>
    </style:style>
    <style:style style:name="P92" style:family="paragraph" style:parent-style-name="Text_20_body" style:list-style-name="L38">
      <style:paragraph-properties fo:margin-left="0cm" fo:margin-right="0cm" fo:text-indent="0cm" style:auto-text-indent="false"/>
    </style:style>
    <style:style style:name="P93" style:family="paragraph" style:parent-style-name="Text_20_body" style:list-style-name="L39">
      <style:paragraph-properties fo:margin-left="0cm" fo:margin-right="0cm" fo:margin-top="0cm" fo:margin-bottom="0cm" style:contextual-spacing="false" fo:text-indent="0cm" style:auto-text-indent="false"/>
    </style:style>
    <style:style style:name="P94" style:family="paragraph" style:parent-style-name="Text_20_body" style:list-style-name="L39">
      <style:paragraph-properties fo:margin-left="0cm" fo:margin-right="0cm" fo:text-indent="0cm" style:auto-text-indent="false"/>
    </style:style>
    <style:style style:name="P95" style:family="paragraph" style:parent-style-name="Text_20_body" style:list-style-name="L40">
      <style:paragraph-properties fo:margin-left="0cm" fo:margin-right="0cm" fo:margin-top="0cm" fo:margin-bottom="0cm" style:contextual-spacing="false" fo:text-indent="0cm" style:auto-text-indent="false"/>
    </style:style>
    <style:style style:name="P96" style:family="paragraph" style:parent-style-name="Text_20_body" style:list-style-name="L40">
      <style:paragraph-properties fo:margin-left="0cm" fo:margin-right="0cm" fo:text-indent="0cm" style:auto-text-indent="false"/>
    </style:style>
    <style:style style:name="P97" style:family="paragraph" style:parent-style-name="Text_20_body" style:list-style-name="L41">
      <style:paragraph-properties fo:margin-left="0cm" fo:margin-right="0cm" fo:text-indent="0cm" style:auto-text-indent="false"/>
    </style:style>
    <style:style style:name="P98" style:family="paragraph" style:parent-style-name="Standard">
      <style:paragraph-properties fo:margin-top="0cm" fo:margin-bottom="0.499cm" style:contextual-spacing="false"/>
    </style:style>
    <style:style style:name="P99" style:family="paragraph" style:parent-style-name="Preformatted_20_Text">
      <style:paragraph-properties fo:margin-left="0cm" fo:margin-right="0cm" fo:line-height="115%" fo:text-indent="0cm" style:auto-text-indent="false"/>
    </style:style>
    <style:style style:name="P100" style:family="paragraph" style:parent-style-name="Text_20_body">
      <style:paragraph-properties fo:margin-left="0cm" fo:margin-right="0cm" fo:orphans="2" fo:widows="2" fo:text-indent="0cm" style:auto-text-indent="false"/>
    </style:style>
    <style:style style:name="P101" style:family="paragraph" style:parent-style-name="Text_20_body" style:list-style-name="L42">
      <style:paragraph-properties fo:margin-left="0cm" fo:margin-right="0cm" fo:orphans="2" fo:widows="2" fo:text-indent="0cm" style:auto-text-indent="false"/>
    </style:style>
    <style:style style:name="P102" style:family="paragraph" style:parent-style-name="Text_20_body" style:list-style-name="L43">
      <style:paragraph-properties fo:margin-left="0cm" fo:margin-right="0cm" fo:text-indent="0cm" style:auto-text-indent="false"/>
    </style:style>
    <style:style style:name="P103" style:family="paragraph" style:parent-style-name="Text_20_body" style:list-style-name="L43">
      <style:paragraph-properties fo:margin-left="0cm" fo:margin-right="0cm" fo:margin-top="0cm" fo:margin-bottom="0cm" style:contextual-spacing="false" fo:text-indent="0cm" style:auto-text-indent="false"/>
    </style:style>
    <style:style style:name="P104" style:family="paragraph" style:parent-style-name="Text_20_body">
      <style:paragraph-properties fo:margin-left="0cm" fo:margin-right="0cm" fo:text-indent="0cm" style:auto-text-indent="false"/>
      <style:text-properties fo:font-size="15pt" style:font-size-asian="15pt" style:font-size-complex="15pt"/>
    </style:style>
    <style:style style:name="P105" style:family="paragraph" style:parent-style-name="Preformatted_20_Text">
      <style:paragraph-properties fo:margin-left="0cm" fo:margin-right="0cm" fo:margin-top="0cm" fo:margin-bottom="0.499cm" style:contextual-spacing="false" fo:line-height="115%" fo:text-indent="0cm" style:auto-text-indent="false"/>
      <style:text-properties fo:font-size="15pt" style:font-size-asian="15pt" style:font-size-complex="15pt"/>
    </style:style>
    <style:style style:name="P106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07" style:family="paragraph" style:parent-style-name="Quotations" style:list-style-name="L44">
      <style:paragraph-properties fo:margin-left="1cm" fo:margin-right="1cm" fo:margin-top="0cm" fo:margin-bottom="0.247cm" style:contextual-spacing="false" fo:line-height="115%" fo:text-indent="0cm" style:auto-text-indent="false"/>
    </style:style>
    <style:style style:name="P108" style:family="paragraph" style:parent-style-name="Horizontal_20_Line" style:list-style-name="L44">
      <style:paragraph-properties fo:margin-top="0cm" fo:margin-bottom="0.247cm" style:contextual-spacing="false" fo:line-height="115%"/>
    </style:style>
    <style:style style:name="P109" style:family="paragraph" style:parent-style-name="Heading_20_2" style:list-style-name="L44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10" style:family="paragraph" style:parent-style-name="Text_20_body" style:list-style-name="L44">
      <style:paragraph-properties fo:margin-left="0cm" fo:margin-right="0cm" fo:text-indent="0cm" style:auto-text-indent="false"/>
    </style:style>
    <style:style style:name="P111" style:family="paragraph" style:parent-style-name="Text_20_body" style:list-style-name="L44">
      <style:paragraph-properties fo:margin-left="0cm" fo:margin-right="0cm" fo:margin-top="0cm" fo:margin-bottom="0cm" style:contextual-spacing="false" fo:text-indent="0cm" style:auto-text-indent="false"/>
    </style:style>
    <style:style style:name="P112" style:family="paragraph" style:parent-style-name="Heading_20_3" style:list-style-name="L44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13" style:family="paragraph" style:parent-style-name="Text_20_body" style:list-style-name="L44"/>
    <style:style style:name="P114" style:family="paragraph" style:parent-style-name="Text_20_body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115" style:family="paragraph" style:parent-style-name="Text_20_body">
      <style:text-properties officeooo:rsid="00121f51" officeooo:paragraph-rsid="00121f51" fo:background-color="#ffff00"/>
    </style:style>
    <style:style style:name="P116" style:family="paragraph" style:parent-style-name="Text_20_body">
      <style:text-properties officeooo:rsid="00121f51" officeooo:paragraph-rsid="00121f51"/>
    </style:style>
    <style:style style:name="P117" style:family="paragraph" style:parent-style-name="Text_20_body">
      <style:text-properties fo:color="#000000" loext:opacity="100%" officeooo:rsid="00121f51" officeooo:paragraph-rsid="00121f51"/>
    </style:style>
    <style:style style:name="P118" style:family="paragraph" style:parent-style-name="Preformatted_20_Text" style:list-style-name="L45">
      <style:paragraph-properties fo:margin-left="0cm" fo:margin-right="0cm" fo:margin-top="0cm" fo:margin-bottom="0.247cm" style:contextual-spacing="false" fo:line-height="115%" fo:text-indent="0cm" style:auto-text-indent="false"/>
      <style:text-properties fo:color="#000000" loext:opacity="100%" fo:font-size="16pt" officeooo:rsid="00121f51" fo:background-color="#00a933" style:font-size-asian="16pt" style:font-size-complex="16pt"/>
    </style:style>
    <style:style style:name="P119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/>
      <style:text-properties fo:color="#000000" loext:opacity="100%" fo:font-size="16pt" officeooo:rsid="00121f51" fo:background-color="#ffffff" style:font-size-asian="16pt" style:font-size-complex="16pt"/>
    </style:style>
    <style:style style:name="P120" style:family="paragraph" style:parent-style-name="Text_20_body">
      <style:paragraph-properties fo:margin-left="0cm" fo:margin-right="0cm" fo:margin-top="0cm" fo:margin-bottom="0.247cm" style:contextual-spacing="false" fo:line-height="115%" fo:text-indent="0cm" style:auto-text-indent="false"/>
      <style:text-properties fo:color="#000000" loext:opacity="100%" fo:font-size="16pt" officeooo:rsid="00121f51" fo:background-color="#ffffff" style:font-size-asian="16pt" style:font-size-complex="16pt"/>
    </style:style>
    <style:style style:name="P121" style:family="paragraph" style:parent-style-name="Preformatted_20_Text" style:list-style-name="L46">
      <style:paragraph-properties fo:margin-left="0cm" fo:margin-right="0cm" fo:margin-top="0cm" fo:margin-bottom="0.247cm" style:contextual-spacing="false" fo:line-height="115%" fo:text-indent="0cm" style:auto-text-indent="false"/>
      <style:text-properties officeooo:paragraph-rsid="001ad276"/>
    </style:style>
    <style:style style:name="P122" style:family="paragraph" style:parent-style-name="Preformatted_20_Text" style:list-style-name="L47">
      <style:paragraph-properties fo:margin-left="0cm" fo:margin-right="0cm" fo:margin-top="0cm" fo:margin-bottom="0.499cm" style:contextual-spacing="false" fo:line-height="115%" fo:text-indent="0cm" style:auto-text-indent="false"/>
      <style:text-properties fo:color="#000000" loext:opacity="100%" officeooo:rsid="00121f51"/>
    </style:style>
    <style:style style:name="P123" style:family="paragraph" style:parent-style-name="Preformatted_20_Text" style:list-style-name="L47">
      <style:paragraph-properties fo:margin-left="0cm" fo:margin-right="0cm" fo:margin-top="0cm" fo:margin-bottom="0.247cm" style:contextual-spacing="false" fo:line-height="115%" fo:text-indent="0cm" style:auto-text-indent="false"/>
      <style:text-properties fo:color="#000000" loext:opacity="100%" officeooo:rsid="00121f51"/>
    </style:style>
    <style:style style:name="T1" style:family="text">
      <style:text-properties fo:background-color="#ffff00" loext:char-shading-value="0"/>
    </style:style>
    <style:style style:name="T2" style:family="text">
      <style:text-properties fo:color="#000000" loext:opacity="100%" fo:background-color="#00a933" loext:char-shading-value="0"/>
    </style:style>
    <style:style style:name="T3" style:family="text">
      <style:text-properties fo:color="#000000" loext:opacity="100%" fo:font-family="'var font-mono'" fo:background-color="transparent" loext:char-shading-value="0"/>
    </style:style>
    <style:style style:name="T4" style:family="text">
      <style:text-properties fo:color="#000000" loext:opacity="100%" fo:background-color="transparent" loext:char-shading-value="0"/>
    </style:style>
    <style:style style:name="T5" style:family="text">
      <style:text-properties fo:color="#000000" loext:opacity="100%" fo:font-family="'var font-mono'" fo:font-style="italic" fo:background-color="transparent" loext:char-shading-value="0"/>
    </style:style>
    <style:style style:name="T6" style:family="text">
      <style:text-properties fo:color="#abb2bf" loext:opacity="100%" fo:font-family="'var font-mono'" fo:background-color="transparent" loext:char-shading-value="0"/>
    </style:style>
    <style:style style:name="T7" style:family="text">
      <style:text-properties fo:font-size="20pt" fo:background-color="#ffff00" loext:char-shading-value="0" style:font-size-asian="20pt" style:font-size-complex="20pt"/>
    </style:style>
    <style:style style:name="T8" style:family="text">
      <style:text-properties fo:font-variant="normal" fo:text-transform="none" fo:color="#34363d" loext:opacity="100%" fo:font-family="Inter, 'Inter Fallback', ui-sans-serif, system-ui, sans-serif, 'Apple Color Emoji', 'Segoe UI Emoji', 'Segoe UI Symbol', 'Noto Color Emoji'" fo:font-size="14pt" fo:letter-spacing="normal" fo:font-style="normal" fo:font-weight="normal"/>
    </style:style>
    <style:style style:name="T9" style:family="text">
      <style:text-properties fo:color="#000000" loext:opacity="100%" fo:font-size="18pt" fo:background-color="#ffff00" loext:char-shading-value="0" style:font-size-asian="18pt" style:font-size-complex="18pt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fo:font-size="16pt" fo:background-color="#00a933" loext:char-shading-value="0" style:font-size-asian="16pt" style:font-size-complex="16pt"/>
    </style:style>
    <style:style style:name="T12" style:family="text">
      <style:text-properties fo:font-size="16pt" fo:background-color="#00a933" loext:char-shading-value="0" style:font-size-asian="16pt" style:font-size-complex="16pt"/>
    </style:style>
    <style:style style:name="T13" style:family="text">
      <style:text-properties fo:font-size="16pt" fo:background-color="#ffffff" loext:char-shading-value="0" style:font-size-asian="16pt" style:font-size-complex="16pt"/>
    </style:style>
    <style:style style:name="T14" style:family="text">
      <style:text-properties fo:background-color="#ffffff" loext:char-shading-value="0"/>
    </style:style>
    <style:style style:name="T15" style:family="text">
      <style:text-properties style:font-name="Liberation Mono" style:font-name-asian="NSimSun" style:font-name-complex="Liberation Mono"/>
    </style:style>
    <style:style style:name="T16" style:family="text">
      <style:text-properties fo:color="#000000" loext:opacity="100%" fo:font-size="16pt" officeooo:rsid="00121f51" fo:background-color="#ffffff" loext:char-shading-value="0" style:font-size-asian="16pt" style:font-size-complex="16pt"/>
    </style:style>
    <style:style style:name="T17" style:family="text">
      <style:text-properties fo:color="#000000" loext:opacity="100%" fo:font-size="16pt" officeooo:rsid="001aa3da" fo:background-color="#00a933" loext:char-shading-value="0" style:font-size-asian="16pt" style:font-size-complex="16pt"/>
    </style:style>
    <style:style style:name="T18" style:family="text">
      <style:text-properties fo:color="#000000" loext:opacity="100%" style:font-name="Liberation Mono" fo:font-size="16pt" officeooo:rsid="001aa3da" fo:background-color="#00a933" loext:char-shading-value="0" style:font-name-asian="NSimSun" style:font-size-asian="16pt" style:font-name-complex="Liberation Mono" style:font-size-complex="16pt"/>
    </style:style>
    <style:style style:name="T19" style:family="text">
      <style:text-properties fo:color="#000000" loext:opacity="100%" fo:font-size="16pt" officeooo:rsid="001aa3da" fo:background-color="#ffffff" loext:char-shading-value="0" style:font-size-asian="16pt" style:font-size-complex="16pt"/>
    </style:style>
    <style:style style:name="T20" style:family="text">
      <style:text-properties fo:color="#000000" loext:opacity="100%" style:font-name="Liberation Mono" fo:font-size="16pt" officeooo:rsid="00121f51" fo:background-color="#ffffff" loext:char-shading-value="0" style:font-name-asian="NSimSun" style:font-size-asian="16pt" style:font-name-complex="Liberation Mono" style:font-size-complex="16pt"/>
    </style:style>
    <style:style style:name="T21" style:family="text">
      <style:text-properties fo:font-weight="bold" style:font-weight-asian="bold" style:font-weight-complex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LISTA COMPLETA: CAMPOS JSON PARA QUALIDADE INSTITUCIONAL</text:h>
      <text:h text:style-name="P2" text:outline-level="2"/>
      <text:h text:style-name="P3" text:outline-level="2">1. METADADOS E QUALIDADE DE DADOS</text:h>
      <text:h text:style-name="P4" text:outline-level="3"/>
      <text:h text:style-name="P4" text:outline-level="3">1.1 Timestamp e Sequência</text:h>
      <text:p text:style-name="P5"><text:span text:style-name="Source_20_Text">{</text:span></text:p>
      <text:p text:style-name="P5"><text:span text:style-name="Source_20_Text"><text:s text:c="2"/>"metadata": {</text:span></text:p>
      <text:p text:style-name="P5"><text:span text:style-name="Source_20_Text"><text:s text:c="4"/>"timestamp_utc": "2025-09-15T01:05:00.000Z",</text:span></text:p>
      <text:p text:style-name="P5"><text:span text:style-name="Source_20_Text"><text:s text:c="4"/>"timestamp_unix": 1726359900000,</text:span></text:p>
      <text:p text:style-name="P5"><text:span text:style-name="Source_20_Text"><text:s text:c="4"/>"sequence_id": 1663456789012,</text:span></text:p>
      <text:p text:style-name="P5"><text:span text:style-name="Source_20_Text"><text:s text:c="4"/>"exchange_timestamp": "2025-09-15T01:05:00.123Z",</text:span></text:p>
      <text:p text:style-name="P5"><text:span text:style-name="Source_20_Text"><text:s text:c="4"/>"latency_ms": 12.5,</text:span></text:p>
      <text:p text:style-name="P5"><text:span text:style-name="Source_20_Text"><text:s text:c="4"/>"data_quality_score": 0.98,</text:span></text:p>
      <text:p text:style-name="P5"><text:span text:style-name="Source_20_Text"><text:s text:c="4"/>"completeness_pct": 99.2,</text:span></text:p>
      <text:p text:style-name="P5"><text:span text:style-name="Source_20_Text"><text:s text:c="4"/>"reliability_score": 9.1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>1.2 Fonte e Validação</text:h>
      <text:p text:style-name="P5"><text:span text:style-name="Source_20_Text">{</text:span></text:p>
      <text:p text:style-name="P5"><text:span text:style-name="Source_20_Text"><text:s text:c="2"/>"data_source": {</text:span></text:p>
      <text:p text:style-name="P5"><text:span text:style-name="Source_20_Text"><text:s text:c="4"/>"primary_exchange": "BINANCE",</text:span></text:p>
      <text:p text:style-name="P5"><text:span text:style-name="Source_20_Text"><text:s text:c="4"/>"backup_exchanges": ["COINBASE", "KRAKEN"],</text:span></text:p>
      <text:p text:style-name="P5"><text:span text:style-name="Source_20_Text"><text:s text:c="4"/>"data_feed_type": "WEBSOCKET_L2",</text:span></text:p>
      <text:p text:style-name="P5"><text:span text:style-name="Source_20_Text"><text:s text:c="4"/>"validation_passed": true,</text:span></text:p>
      <text:p text:style-name="P5"><text:span text:style-name="Source_20_Text"><text:s text:c="4"/>"cross_exchange_variance_pct": 0.05,</text:span></text:p>
      <text:p text:style-name="P5"><text:span text:style-name="Source_20_Text"><text:s text:c="4"/>"anomaly_detected": false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<text:soft-page-break/></text:h>
      <text:h text:style-name="P3" text:outline-level="2">2. CONTEXTO DE MERCADO</text:h>
      <text:h text:style-name="P4" text:outline-level="3">2.1 Sessão e Timing</text:h>
      <text:p text:style-name="P5"><text:span text:style-name="Source_20_Text">{</text:span></text:p>
      <text:p text:style-name="P5"><text:span text:style-name="Source_20_Text"><text:s text:c="2"/>"market_context": {</text:span></text:p>
      <text:p text:style-name="P5"><text:span text:style-name="Source_20_Text"><text:s text:c="4"/>"trading_session": "NY_OVERLAP",</text:span></text:p>
      <text:p text:style-name="P5"><text:span text:style-name="Source_20_Text"><text:s text:c="4"/>"session_phase": "ACTIVE",</text:span></text:p>
      <text:p text:style-name="P5"><text:span text:style-name="Source_20_Text"><text:s text:c="4"/>"time_to_session_close": 7200,</text:span></text:p>
      <text:p text:style-name="P5"><text:span text:style-name="Source_20_Text"><text:s text:c="4"/>"day_of_week": 1,</text:span></text:p>
      <text:p text:style-name="P5"><text:span text:style-name="Source_20_Text"><text:s text:c="4"/>"is_holiday": false,</text:span></text:p>
      <text:p text:style-name="P5"><text:span text:style-name="Source_20_Text"><text:s text:c="4"/>"market_hours_type": "EXTENDED"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>2.2 Ambiente de Mercado</text:h>
      <text:p text:style-name="P5"><text:span text:style-name="Source_20_Text">{</text:span></text:p>
      <text:p text:style-name="P5"><text:span text:style-name="Source_20_Text"><text:s text:c="2"/>"market_environment": {</text:span></text:p>
      <text:p text:style-name="P5"><text:span text:style-name="Source_20_Text"><text:s text:c="4"/>"volatility_regime": "LOW",</text:span></text:p>
      <text:p text:style-name="P5"><text:span text:style-name="Source_20_Text"><text:s text:c="4"/>"trend_direction": "SIDEWAYS",</text:span></text:p>
      <text:p text:style-name="P5"><text:span text:style-name="Source_20_Text"><text:s text:c="4"/>"market_structure": "RANGE_BOUND",</text:span></text:p>
      <text:p text:style-name="P5"><text:span text:style-name="Source_20_Text"><text:s text:c="4"/>"liquidity_environment": "NORMAL",</text:span></text:p>
      <text:p text:style-name="P5"><text:span text:style-name="Source_20_Text"><text:s text:c="4"/>"risk_sentiment": "NEUTRAL",</text:span></text:p>
      <text:p text:style-name="P5"><text:span text:style-name="Source_20_Text"><text:s text:c="4"/>"correlation_spy": 0.45,</text:span></text:p>
      <text:p text:style-name="P5"><text:span text:style-name="Source_20_Text"><text:s text:c="4"/>"correlation_dxy": -0.32,</text:span></text:p>
      <text:p text:style-name="P5"><text:span text:style-name="Source_20_Text"><text:s text:c="4"/>"correlation_gold": 0.28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3. DADOS DE PREÇO AVANÇADOS</text:h>
      <text:h text:style-name="P4" text:outline-level="3">3.1 Preços Multi-Timeframe</text:h>
      <text:p text:style-name="P5"><text:span text:style-name="Source_20_Text">{</text:span></text:p>
      <text:p text:style-name="P5"><text:span text:style-name="Source_20_Text"><text:s text:c="2"/>"price_data": {</text:span></text:p>
      <text:p text:style-name="P5"><text:span text:style-name="Source_20_Text"><text:s text:c="4"/>"current": {</text:span></text:p>
      <text:p text:style-name="P5"><text:span text:style-name="Source_20_Text"><text:s text:c="6"/>"last": 114994.05,</text:span></text:p>
      <text:p text:style-name="P5"><text:span text:style-name="Source_20_Text"><text:s text:c="6"/>"bid": 114994.04,</text:span></text:p>
      <text:p text:style-name="P5"><text:span text:style-name="Source_20_Text"><text:s text:c="6"/>"ask": 114994.06,</text:span></text:p>
      <text:p text:style-name="P5"><text:soft-page-break/><text:span text:style-name="Source_20_Text"><text:s text:c="6"/>"mid": 114994.05,</text:span></text:p>
      <text:p text:style-name="P5"><text:span text:style-name="Source_20_Text"><text:s text:c="6"/>"spread_bps": 0.17,</text:span></text:p>
      <text:p text:style-name="P5"><text:span text:style-name="Source_20_Text"><text:s text:c="6"/>"tick_direction": 1</text:span></text:p>
      <text:p text:style-name="P5"><text:span text:style-name="Source_20_Text"><text:s text:c="4"/>},</text:span></text:p>
      <text:p text:style-name="P5"><text:span text:style-name="Source_20_Text"><text:s text:c="4"/>"session": {</text:span></text:p>
      <text:p text:style-name="P5"><text:span text:style-name="Source_20_Text"><text:s text:c="6"/>"open": 114850.00,</text:span></text:p>
      <text:p text:style-name="P5"><text:span text:style-name="Source_20_Text"><text:s text:c="6"/>"high": 115100.00,</text:span></text:p>
      <text:p text:style-name="P5"><text:span text:style-name="Source_20_Text"><text:s text:c="6"/>"low": 114750.00,</text:span></text:p>
      <text:p text:style-name="P5"><text:span text:style-name="Source_20_Text"><text:s text:c="6"/>"close": 114994.05,</text:span></text:p>
      <text:p text:style-name="P5"><text:span text:style-name="Source_20_Text"><text:s text:c="6"/>"vwap": 114925.33,</text:span></text:p>
      <text:p text:style-name="P5"><text:span text:style-name="Source_20_Text"><text:s text:c="6"/>"twap": 114940.12</text:span></text:p>
      <text:p text:style-name="P5"><text:span text:style-name="Source_20_Text"><text:s text:c="4"/>},</text:span></text:p>
      <text:p text:style-name="P5"><text:span text:style-name="Source_20_Text"><text:s text:c="4"/>"previous_periods": {</text:span></text:p>
      <text:p text:style-name="P5"><text:span text:style-name="Source_20_Text"><text:s text:c="6"/>"1h_ago": 114875.50,</text:span></text:p>
      <text:p text:style-name="P5"><text:span text:style-name="Source_20_Text"><text:s text:c="6"/>"4h_ago": 115020.00,</text:span></text:p>
      <text:p text:style-name="P5"><text:span text:style-name="Source_20_Text"><text:s text:c="6"/>"1d_ago": 114500.00,</text:span></text:p>
      <text:p text:style-name="P5"><text:span text:style-name="Source_20_Text"><text:s text:c="6"/>"1w_ago": 113800.00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4. SUPORTE E RESISTÊNCIA</text:h>
      <text:h text:style-name="P6" text:outline-level="3">4.1 Níveis Técnicos</text:h>
      <text:p text:style-name="P5"><text:span text:style-name="Source_20_Text">{</text:span></text:p>
      <text:p text:style-name="P5"><text:span text:style-name="Source_20_Text"><text:s text:c="2"/>"support_resistance": {</text:span></text:p>
      <text:p text:style-name="P5"><text:span text:style-name="Source_20_Text"><text:s text:c="4"/>"immediate_support": [114750.00, 114650.00, 114500.00],</text:span></text:p>
      <text:p text:style-name="P5"><text:span text:style-name="Source_20_Text"><text:s text:c="4"/>"immediate_resistance": [115100.00, 115250.00, 115400.00],</text:span></text:p>
      <text:p text:style-name="P5"><text:span text:style-name="Source_20_Text"><text:s text:c="4"/>"support_strength": [8.5, 7.2, 9.1],</text:span></text:p>
      <text:p text:style-name="P5"><text:span text:style-name="Source_20_Text"><text:s text:c="4"/>"resistance_strength": [7.8, 8.9, 6.5],</text:span></text:p>
      <text:p text:style-name="P5"><text:span text:style-name="Source_20_Text"><text:s text:c="4"/>"pivot_points": {</text:span></text:p>
      <text:p text:style-name="P5"><text:span text:style-name="Source_20_Text"><text:s text:c="6"/>"daily_pivot": 114925.00,</text:span></text:p>
      <text:p text:style-name="P5"><text:span text:style-name="Source_20_Text"><text:s text:c="6"/>"weekly_pivot": 114780.00,</text:span></text:p>
      <text:p text:style-name="P5"><text:span text:style-name="Source_20_Text"><text:s text:c="6"/>"monthly_pivot": 114950.00,</text:span></text:p>
      <text:p text:style-name="P5"><text:span text:style-name="Source_20_Text"><text:s text:c="6"/>"r1": 115100.00,</text:span></text:p>
      <text:p text:style-name="P5"><text:span text:style-name="Source_20_Text"><text:s text:c="6"/>"r2": 115275.00,</text:span></text:p>
      <text:p text:style-name="P5"><text:span text:style-name="Source_20_Text"><text:s text:c="6"/>"s1": 114750.00,</text:span></text:p>
      <text:p text:style-name="P5"><text:soft-page-break/><text:span text:style-name="Source_20_Text"><text:s text:c="6"/>"s2": 114575.00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/>
      <text:h text:style-name="P4" text:outline-level="3"/>
      <text:h text:style-name="P4" text:outline-level="3"/>
      <text:h text:style-name="P4" text:outline-level="3">4.2 Zonas de Defesa</text:h>
      <text:p text:style-name="P5"><text:span text:style-name="Source_20_Text">{</text:span></text:p>
      <text:p text:style-name="P5"><text:span text:style-name="Source_20_Text"><text:s text:c="2"/>"defense_zones": {</text:span></text:p>
      <text:p text:style-name="P5"><text:span text:style-name="Source_20_Text"><text:s text:c="4"/>"bull_defense": {</text:span></text:p>
      <text:p text:style-name="P5"><text:span text:style-name="Source_20_Text"><text:s text:c="6"/>"primary": {"price": 114750.00, "width": 50, "strength": 8.5},</text:span></text:p>
      <text:p text:style-name="P5"><text:span text:style-name="Source_20_Text"><text:s text:c="6"/>"secondary": {"price": 114650.00, "width": 75, "strength": 7.2}</text:span></text:p>
      <text:p text:style-name="P5"><text:span text:style-name="Source_20_Text"><text:s text:c="4"/>},</text:span></text:p>
      <text:p text:style-name="P5"><text:span text:style-name="Source_20_Text"><text:s text:c="4"/>"bear_defense": {</text:span></text:p>
      <text:p text:style-name="P5"><text:span text:style-name="Source_20_Text"><text:s text:c="6"/>"primary": {"price": 115100.00, "width": 60, "strength": 7.8},</text:span></text:p>
      <text:p text:style-name="P5"><text:span text:style-name="Source_20_Text"><text:s text:c="6"/>"secondary": {"price": 115250.00, "width": 80, "strength": 8.9}</text:span></text:p>
      <text:p text:style-name="P5"><text:span text:style-name="Source_20_Text"><text:s text:c="4"/>},</text:span></text:p>
      <text:p text:style-name="P5"><text:span text:style-name="Source_20_Text"><text:s text:c="4"/>"no_mans_land": {"start": 114850.00, "end": 115000.00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5. VOLUME PROFILE DETALHADO</text:h>
      <text:h text:style-name="P6" text:outline-level="3">5.1 Volume Profile Atual</text:h>
      <text:p text:style-name="P5"><text:span text:style-name="Source_20_Text">{</text:span></text:p>
      <text:p text:style-name="P5"><text:span text:style-name="Source_20_Text"><text:s text:c="2"/>"volume_profile": {</text:span></text:p>
      <text:p text:style-name="P5"><text:span text:style-name="Source_20_Text"><text:s text:c="4"/>"poc_price": 114875.50,</text:span></text:p>
      <text:p text:style-name="P5"><text:span text:style-name="Source_20_Text"><text:s text:c="4"/>"poc_volume": 1250.5,</text:span></text:p>
      <text:p text:style-name="P5"><text:span text:style-name="Source_20_Text"><text:s text:c="4"/>"vah": 115025.00,</text:span></text:p>
      <text:p text:style-name="P5"><text:span text:style-name="Source_20_Text"><text:s text:c="4"/>"val": 114725.00,</text:span></text:p>
      <text:p text:style-name="P5"><text:span text:style-name="Source_20_Text"><text:s text:c="4"/>"value_area_volume_pct": 68.5,</text:span></text:p>
      <text:p text:style-name="P5"><text:span text:style-name="Source_20_Text"><text:s text:c="4"/>"profile_shape": "NORMAL",</text:span></text:p>
      <text:p text:style-name="P5"><text:span text:style-name="Source_20_Text"><text:s text:c="4"/>"single_prints": [114680.00, 115180.00],</text:span></text:p>
      <text:p text:style-name="P5"><text:span text:style-name="Source_20_Text"><text:s text:c="4"/>"poor_high": 115180.00,</text:span></text:p>
      <text:p text:style-name="P5"><text:span text:style-name="Source_20_Text"><text:s text:c="4"/>"poor_low": 114680.00</text:span></text:p>
      <text:p text:style-name="P5"><text:soft-page-break/><text:span text:style-name="Source_20_Text"><text:s text:c="2"/>}</text:span></text:p>
      <text:p text:style-name="P5"><text:span text:style-name="Source_20_Text">}</text:span></text:p>
      <text:h text:style-name="P4" text:outline-level="3">5.2 HVN/LVN Nodes</text:h>
      <text:p text:style-name="P5"><text:span text:style-name="Source_20_Text">{</text:span></text:p>
      <text:p text:style-name="P5"><text:span text:style-name="Source_20_Text"><text:s text:c="2"/>"volume_nodes": {</text:span></text:p>
      <text:p text:style-name="P5"><text:span text:style-name="Source_20_Text"><text:s text:c="4"/>"hvn_nodes": [</text:span></text:p>
      <text:p text:style-name="P5"><text:span text:style-name="Source_20_Text"><text:s text:c="6"/>{"price": 114875.50, "volume": 1250.5, "strength": 9.2},</text:span></text:p>
      <text:p text:style-name="P5"><text:span text:style-name="Source_20_Text"><text:s text:c="6"/>{"price": 114950.00, "volume": 980.3, "strength": 7.8}</text:span></text:p>
      <text:p text:style-name="P5"><text:span text:style-name="Source_20_Text"><text:s text:c="4"/>],</text:span></text:p>
      <text:p text:style-name="P5"><text:span text:style-name="Source_20_Text"><text:s text:c="4"/>"lvn_nodes": [</text:span></text:p>
      <text:p text:style-name="P5"><text:span text:style-name="Source_20_Text"><text:s text:c="6"/>{"price": 114800.00, "volume": 125.2, "strength": 8.5},</text:span></text:p>
      <text:p text:style-name="P5"><text:span text:style-name="Source_20_Text"><text:s text:c="6"/>{"price": 115000.00, "volume": 98.7, "strength": 7.1}</text:span></text:p>
      <text:p text:style-name="P5"><text:span text:style-name="Source_20_Text"><text:s text:c="4"/>]</text:span></text:p>
      <text:p text:style-name="P5"><text:span text:style-name="Source_20_Text"><text:s text:c="2"/>}</text:span></text:p>
      <text:p text:style-name="P5"><text:span text:style-name="Source_20_Text">}</text:span></text:p>
      <text:h text:style-name="P2" text:outline-level="2">6.<text:span text:style-name="T1"> ORDER BOOK INSTITUCIONAL</text:span></text:h>
      <text:h text:style-name="P6" text:outline-level="3">6.1 Profundidade Multi-Level</text:h>
      <text:p text:style-name="P5"><text:span text:style-name="Source_20_Text">{</text:span></text:p>
      <text:p text:style-name="P5"><text:span text:style-name="Source_20_Text"><text:s text:c="2"/>"order_book_depth": {</text:span></text:p>
      <text:p text:style-name="P5"><text:span text:style-name="Source_20_Text"><text:s text:c="4"/>"L1": {"bids": 547508.34, "asks": 879719.53, "imbalance": -0.23},</text:span></text:p>
      <text:p text:style-name="P5"><text:span text:style-name="Source_20_Text"><text:s text:c="4"/>"L5": {"bids": 1250000.00, "asks": 1850000.00, "imbalance": -0.19},</text:span></text:p>
      <text:p text:style-name="P5"><text:span text:style-name="Source_20_Text"><text:s text:c="4"/>"L10": {"bids": 2100000.00, "asks": 3200000.00, "imbalance": -0.21},</text:span></text:p>
      <text:p text:style-name="P5"><text:span text:style-name="Source_20_Text"><text:s text:c="4"/>"L25": {"bids": 4500000.00, "asks": 6200000.00, "imbalance": -0.16},</text:span></text:p>
      <text:p text:style-name="P5"><text:span text:style-name="Source_20_Text"><text:s text:c="4"/>"total_depth_ratio": 0.726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>6.2 Análise de Spread</text:h>
      <text:p text:style-name="P5"><text:span text:style-name="Source_20_Text">{</text:span></text:p>
      <text:p text:style-name="P5"><text:span text:style-name="Source_20_Text"><text:s text:c="2"/>"spread_analysis": {</text:span></text:p>
      <text:p text:style-name="P5"><text:span text:style-name="Source_20_Text"><text:s text:c="4"/>"current_spread_bps": 0.17,</text:span></text:p>
      <text:p text:style-name="P5"><text:span text:style-name="Source_20_Text"><text:s text:c="4"/>"avg_spread_1h": 0.22,</text:span></text:p>
      <text:p text:style-name="P5"><text:span text:style-name="Source_20_Text"><text:s text:c="4"/>"avg_spread_24h": 0.31,</text:span></text:p>
      <text:p text:style-name="P5"><text:span text:style-name="Source_20_Text"><text:s text:c="4"/>"spread_percentile": 25.5,</text:span></text:p>
      <text:p text:style-name="P5"><text:span text:style-name="Source_20_Text"><text:s text:c="4"/>"tight_spread_duration_min": 45,</text:span></text:p>
      <text:p text:style-name="P5"><text:span text:style-name="Source_20_Text"><text:s text:c="4"/>"spread_volatility": 0.08</text:span></text:p>
      <text:p text:style-name="P5"><text:soft-page-break/><text:span text:style-name="Source_20_Text"><text:s text:c="2"/>}</text:span></text:p>
      <text:p text:style-name="P5"><text:span text:style-name="Source_20_Text">}</text:span></text:p>
      <text:h text:style-name="P3" text:outline-level="2">7. FLUXO DE ORDENS</text:h>
      <text:h text:style-name="P6" text:outline-level="3">7.1 Análise de Fluxo</text:h>
      <text:p text:style-name="P5"><text:span text:style-name="Source_20_Text">{</text:span></text:p>
      <text:p text:style-name="P5"><text:span text:style-name="Source_20_Text"><text:s text:c="2"/>"order_flow": {</text:span></text:p>
      <text:p text:style-name="P5"><text:span text:style-name="Source_20_Text"><text:s text:c="4"/>"net_flow_1m": -125000,</text:span></text:p>
      <text:p text:style-name="P5"><text:span text:style-name="Source_20_Text"><text:s text:c="4"/>"net_flow_5m": 340000,</text:span></text:p>
      <text:p text:style-name="P5"><text:span text:style-name="Source_20_Text"><text:s text:c="4"/>"net_flow_15m": -89000,</text:span></text:p>
      <text:p text:style-name="P5"><text:span text:style-name="Source_20_Text"><text:s text:c="4"/>"aggressive_buy_pct": 45.2,</text:span></text:p>
      <text:p text:style-name="P5"><text:span text:style-name="Source_20_Text"><text:s text:c="4"/>"aggressive_sell_pct": 54.8,</text:span></text:p>
      <text:p text:style-name="P5"><text:span text:style-name="Source_20_Text"><text:s text:c="4"/>"passive_buy_pct": 52.1,</text:span></text:p>
      <text:p text:style-name="P5"><text:span text:style-name="Source_20_Text"><text:s text:c="4"/>"passive_sell_pct": 47.9,</text:span></text:p>
      <text:p text:style-name="P5"><text:span text:style-name="Source_20_Text"><text:s text:c="4"/>"buy_sell_ratio": 0.84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>7.2 Classificação de Participantes</text:h>
      <text:p text:style-name="P5"><text:span text:style-name="Source_20_Text">{</text:span></text:p>
      <text:p text:style-name="P5"><text:span text:style-name="Source_20_Text"><text:s text:c="2"/>"participant_analysis": {</text:span></text:p>
      <text:p text:style-name="P5"><text:span text:style-name="Source_20_Text"><text:s text:c="4"/>"retail_flow": {</text:span></text:p>
      <text:p text:style-name="P5"><text:span text:style-name="Source_20_Text"><text:s text:c="6"/>"volume_pct": 25.5,</text:span></text:p>
      <text:p text:style-name="P5"><text:span text:style-name="Source_20_Text"><text:s text:c="6"/>"direction": "SELL",</text:span></text:p>
      <text:p text:style-name="P5"><text:span text:style-name="Source_20_Text"><text:s text:c="6"/>"avg_order_size": 0.05,</text:span></text:p>
      <text:p text:style-name="P5"><text:span text:style-name="Source_20_Text"><text:s text:c="6"/>"sentiment": "BEARISH"</text:span></text:p>
      <text:p text:style-name="P5"><text:span text:style-name="Source_20_Text"><text:s text:c="4"/>},</text:span></text:p>
      <text:p text:style-name="P5"><text:span text:style-name="Source_20_Text"><text:s text:c="4"/>"institutional_flow": {</text:span></text:p>
      <text:p text:style-name="P5"><text:span text:style-name="Source_20_Text"><text:s text:c="6"/>"volume_pct": 45.2,</text:span></text:p>
      <text:p text:style-name="P5"><text:span text:style-name="Source_20_Text"><text:s text:c="6"/>"direction": "BUY",</text:span></text:p>
      <text:p text:style-name="P5"><text:span text:style-name="Source_20_Text"><text:s text:c="6"/>"avg_order_size": 2.5,</text:span></text:p>
      <text:p text:style-name="P5"><text:span text:style-name="Source_20_Text"><text:s text:c="6"/>"sentiment": "BULLISH"</text:span></text:p>
      <text:p text:style-name="P5"><text:span text:style-name="Source_20_Text"><text:s text:c="4"/>},</text:span></text:p>
      <text:p text:style-name="P5"><text:span text:style-name="Source_20_Text"><text:s text:c="4"/>"hft_flow": {</text:span></text:p>
      <text:p text:style-name="P5"><text:span text:style-name="Source_20_Text"><text:s text:c="6"/>"volume_pct": 29.3,</text:span></text:p>
      <text:p text:style-name="P5"><text:span text:style-name="Source_20_Text"><text:s text:c="6"/>"direction": "NEUTRAL",</text:span></text:p>
      <text:p text:style-name="P5"><text:span text:style-name="Source_20_Text"><text:s text:c="6"/>"avg_order_size": 0.25,</text:span></text:p>
      <text:p text:style-name="P5"><text:soft-page-break/><text:span text:style-name="Source_20_Text"><text:s text:c="6"/>"activity_level": "HIGH"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8. WHALE DETECTION</text:h>
      <text:h text:style-name="P6" text:outline-level="3">8.1 Ordens Grandes</text:h>
      <text:p text:style-name="P5"><text:span text:style-name="Source_20_Text">{</text:span></text:p>
      <text:p text:style-name="P5"><text:span text:style-name="Source_20_Text"><text:s text:c="2"/>"whale_activity": {</text:span></text:p>
      <text:p text:style-name="P5"><text:span text:style-name="Source_20_Text"><text:s text:c="4"/>"large_orders_1h": [</text:span></text:p>
      <text:p text:style-name="P5"><text:span text:style-name="Source_20_Text"><text:s text:c="6"/>{"size": 15.5, "price": 114875.00, "side": "BUY", "timestamp": "01:03:45"},</text:span></text:p>
      <text:p text:style-name="P5"><text:span text:style-name="Source_20_Text"><text:s text:c="6"/>{"size": 22.1, "price": 114950.00, "side": "SELL", "timestamp": "01:04:12"}</text:span></text:p>
      <text:p text:style-name="P5"><text:span text:style-name="Source_20_Text"><text:s text:c="4"/>],</text:span></text:p>
      <text:p text:style-name="P5"><text:span text:style-name="Source_20_Text"><text:s text:c="4"/>"whale_net_position": "LONG",</text:span></text:p>
      <text:p text:style-name="P5"><text:span text:style-name="Source_20_Text"><text:s text:c="4"/>"whale_accumulation_score": 7.2,</text:span></text:p>
      <text:p text:style-name="P5"><text:span text:style-name="Source_20_Text"><text:s text:c="4"/>"hidden_orders_detected": 3,</text:span></text:p>
      <text:p text:style-name="P5"><text:span text:style-name="Source_20_Text"><text:s text:c="4"/>"iceberg_activity": true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9. INDICADORES TÉCNICOS</text:h>
      <text:h text:style-name="P4" text:outline-level="3"/>
      <text:h text:style-name="P4" text:outline-level="3">9.1 Momentum</text:h>
      <text:p text:style-name="P5"><text:span text:style-name="Source_20_Text">{</text:span></text:p>
      <text:p text:style-name="P5"><text:span text:style-name="Source_20_Text"><text:s text:c="2"/>"technical_indicators": {</text:span></text:p>
      <text:p text:style-name="P5"><text:span text:style-name="Source_20_Text"><text:s text:c="4"/>"rsi": {"14": 45.2, "21": 48.1, "signal": "NEUTRAL"},</text:span></text:p>
      <text:p text:style-name="P5"><text:span text:style-name="Source_20_Text"><text:s text:c="4"/>"macd": {"macd": -12.5, "signal": -8.9, "histogram": -3.6, "trend": "BEARISH"},</text:span></text:p>
      <text:p text:style-name="P5"><text:span text:style-name="Source_20_Text"><text:s text:c="4"/>"stochastic": {"k": 42.1, "d": 38.9, "signal": "OVERSOLD"},</text:span></text:p>
      <text:p text:style-name="P5"><text:span text:style-name="Source_20_Text"><text:s text:c="4"/>"williams_r": -58.9,</text:span></text:p>
      <text:p text:style-name="P5"><text:span text:style-name="Source_20_Text"><text:s text:c="4"/>"cci": -45.2</text:span></text:p>
      <text:p text:style-name="P5"><text:span text:style-name="Source_20_Text"><text:s text:c="2"/>}</text:span></text:p>
      <text:p text:style-name="P5"><text:span text:style-name="Source_20_Text">}</text:span></text:p>
      <text:h text:style-name="P4" text:outline-level="3">9.2 Volatilidade</text:h>
      <text:p text:style-name="P5"><text:span text:style-name="Source_20_Text">{</text:span></text:p>
      <text:p text:style-name="P5"><text:soft-page-break/><text:span text:style-name="Source_20_Text"><text:s text:c="2"/>"volatility_metrics": {</text:span></text:p>
      <text:p text:style-name="P5"><text:span text:style-name="Source_20_Text"><text:s text:c="4"/>"realized_vol_24h": 0.0456,</text:span></text:p>
      <text:p text:style-name="P5"><text:span text:style-name="Source_20_Text"><text:s text:c="4"/>"realized_vol_7d": 0.0523,</text:span></text:p>
      <text:p text:style-name="P5"><text:span text:style-name="Source_20_Text"><text:s text:c="4"/>"implied_vol_estimate": 0.0489,</text:span></text:p>
      <text:p text:style-name="P5"><text:span text:style-name="Source_20_Text"><text:s text:c="4"/>"garch_forecast_1h": 0.0412,</text:span></text:p>
      <text:p text:style-name="P5"><text:span text:style-name="Source_20_Text"><text:s text:c="4"/>"volatility_regime": "LOW",</text:span></text:p>
      <text:p text:style-name="P5"><text:span text:style-name="Source_20_Text"><text:s text:c="4"/>"volatility_percentile": 35.2</text:span></text:p>
      <text:p text:style-name="P5"><text:span text:style-name="Source_20_Text"><text:s text:c="2"/>}</text:span></text:p>
      <text:p text:style-name="P5"><text:span text:style-name="Source_20_Text">}</text:span></text:p>
      <text:h text:style-name="P2" text:outline-level="2"/>
      <text:h text:style-name="P3" text:outline-level="2">10. PADRÕES E ESTRUTURAS</text:h>
      <text:h text:style-name="P6" text:outline-level="3">10.1 Reconhecimento de Padrões</text:h>
      <text:p text:style-name="P5"><text:span text:style-name="Source_20_Text">{</text:span></text:p>
      <text:p text:style-name="P5"><text:span text:style-name="Source_20_Text"><text:s text:c="2"/>"pattern_recognition": {</text:span></text:p>
      <text:p text:style-name="P5"><text:span text:style-name="Source_20_Text"><text:s text:c="4"/>"active_patterns": [</text:span></text:p>
      <text:p text:style-name="P5"><text:span text:style-name="Source_20_Text"><text:s text:c="6"/>{</text:span></text:p>
      <text:p text:style-name="P5"><text:span text:style-name="Source_20_Text"><text:s text:c="8"/>"type": "ASCENDING_TRIANGLE",</text:span></text:p>
      <text:p text:style-name="P5"><text:span text:style-name="Source_20_Text"><text:s text:c="8"/>"completion": 0.67,</text:span></text:p>
      <text:p text:style-name="P5"><text:span text:style-name="Source_20_Text"><text:s text:c="8"/>"target_price": 116200.00,</text:span></text:p>
      <text:p text:style-name="P5"><text:span text:style-name="Source_20_Text"><text:s text:c="8"/>"stop_loss": 114500.00,</text:span></text:p>
      <text:p text:style-name="P5"><text:span text:style-name="Source_20_Text"><text:s text:c="8"/>"confidence": 0.78</text:span></text:p>
      <text:p text:style-name="P5"><text:span text:style-name="Source_20_Text"><text:s text:c="6"/>}</text:span></text:p>
      <text:p text:style-name="P5"><text:span text:style-name="Source_20_Text"><text:s text:c="4"/>],</text:span></text:p>
      <text:p text:style-name="P5"><text:span text:style-name="Source_20_Text"><text:s text:c="4"/>"fibonacci_levels": {</text:span></text:p>
      <text:p text:style-name="P5"><text:span text:style-name="Source_20_Text"><text:s text:c="6"/>"high": 115400.00,</text:span></text:p>
      <text:p text:style-name="P5"><text:span text:style-name="Source_20_Text"><text:s text:c="6"/>"low": 114200.00,</text:span></text:p>
      <text:p text:style-name="P5"><text:span text:style-name="Source_20_Text"><text:s text:c="6"/>"23.6": 114916.72,</text:span></text:p>
      <text:p text:style-name="P5"><text:span text:style-name="Source_20_Text"><text:s text:c="6"/>"38.2": 115141.84,</text:span></text:p>
      <text:p text:style-name="P5"><text:span text:style-name="Source_20_Text"><text:s text:c="6"/>"50.0": 115300.00,</text:span></text:p>
      <text:p text:style-name="P5"><text:span text:style-name="Source_20_Text"><text:s text:c="6"/>"61.8": 115458.16,</text:span></text:p>
      <text:p text:style-name="P5"><text:span text:style-name="Source_20_Text"><text:s text:c="6"/>"78.6": 115343.28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<text:soft-page-break/>11. ABSORÇÃO E LIQUIDEZ</text:h>
      <text:h text:style-name="P6" text:outline-level="3">11.1 Análise de Absorção Avançada</text:h>
      <text:p text:style-name="P5"><text:span text:style-name="Source_20_Text">{</text:span></text:p>
      <text:p text:style-name="P5"><text:span text:style-name="Source_20_Text"><text:s text:c="2"/>"absorption_analysis": {</text:span></text:p>
      <text:p text:style-name="P5"><text:span text:style-name="Source_20_Text"><text:s text:c="4"/>"current_absorption": {</text:span></text:p>
      <text:p text:style-name="P5"><text:span text:style-name="Source_20_Text"><text:s text:c="6"/>"index": 0.51,</text:span></text:p>
      <text:p text:style-name="P5"><text:span text:style-name="Source_20_Text"><text:s text:c="6"/>"classification": "STRONG_ABSORPTION",</text:span></text:p>
      <text:p text:style-name="P5"><text:span text:style-name="Source_20_Text"><text:s text:c="6"/>"buyer_strength": 7.8,</text:span></text:p>
      <text:p text:style-name="P5"><text:span text:style-name="Source_20_Text"><text:s text:c="6"/>"seller_exhaustion": 8.2,</text:span></text:p>
      <text:p text:style-name="P5"><text:span text:style-name="Source_20_Text"><text:s text:c="6"/>"continuation_probability": 0.72</text:span></text:p>
      <text:p text:style-name="P5"><text:span text:style-name="Source_20_Text"><text:s text:c="4"/>},</text:span></text:p>
      <text:p text:style-name="P5"><text:span text:style-name="Source_20_Text"><text:s text:c="4"/>"absorption_zones": [</text:span></text:p>
      <text:p text:style-name="P5"><text:span text:style-name="Source_20_Text"><text:s text:c="6"/>{"price": 114800.00, "strength": 8.5, "type": "BUY_ABSORPTION"},</text:span></text:p>
      <text:p text:style-name="P5"><text:span text:style-name="Source_20_Text"><text:s text:c="6"/>{"price": 115100.00, "strength": 7.2, "type": "SELL_ABSORPTION"}</text:span></text:p>
      <text:p text:style-name="P5"><text:span text:style-name="Source_20_Text"><text:s text:c="4"/>]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12. IMPACTO DE MERCADO</text:h>
      <text:h text:style-name="P6" text:outline-level="3">12.1 Análise de Slippage</text:h>
      <text:p text:style-name="P5"><text:span text:style-name="Source_20_Text">{</text:span></text:p>
      <text:p text:style-name="P5"><text:span text:style-name="Source_20_Text"><text:s text:c="2"/>"market_impact": {</text:span></text:p>
      <text:p text:style-name="P5"><text:span text:style-name="Source_20_Text"><text:s text:c="4"/>"slippage_matrix": {</text:span></text:p>
      <text:p text:style-name="P5"><text:span text:style-name="Source_20_Text"><text:s text:c="6"/>"1k_usd": {"buy": 0.5, "sell": 0.4},</text:span></text:p>
      <text:p text:style-name="P5"><text:span text:style-name="Source_20_Text"><text:s text:c="6"/>"10k_usd": {"buy": 2.1, "sell": 1.8},</text:span></text:p>
      <text:p text:style-name="P5"><text:span text:style-name="Source_20_Text"><text:s text:c="6"/>"100k_usd": {"buy": 15.3, "sell": 12.8},</text:span></text:p>
      <text:p text:style-name="P5"><text:span text:style-name="Source_20_Text"><text:s text:c="6"/>"1m_usd": {"buy": 78.5, "sell": 65.2}</text:span></text:p>
      <text:p text:style-name="P5"><text:span text:style-name="Source_20_Text"><text:s text:c="4"/>},</text:span></text:p>
      <text:p text:style-name="P5"><text:span text:style-name="Source_20_Text"><text:s text:c="4"/>"liquidity_score": 8.2,</text:span></text:p>
      <text:p text:style-name="P5"><text:span text:style-name="Source_20_Text"><text:s text:c="4"/>"execution_quality": "GOOD"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13. MACHINE LEARNING FEATURES</text:h>
      <text:h text:style-name="P6" text:outline-level="3">13.1 Features Engineered</text:h>
      <text:p text:style-name="P5"><text:span text:style-name="Source_20_Text">{</text:span></text:p>
      <text:p text:style-name="P5"><text:soft-page-break/><text:span text:style-name="Source_20_Text"><text:s text:c="2"/>"ml_features": {</text:span></text:p>
      <text:p text:style-name="P5"><text:span text:style-name="Source_20_Text"><text:s text:c="4"/>"price_features": {</text:span></text:p>
      <text:p text:style-name="P5"><text:span text:style-name="Source_20_Text"><text:s text:c="6"/>"returns_1m": -0.0012,</text:span></text:p>
      <text:p text:style-name="P5"><text:span text:style-name="Source_20_Text"><text:s text:c="6"/>"returns_5m": 0.0023,</text:span></text:p>
      <text:p text:style-name="P5"><text:span text:style-name="Source_20_Text"><text:s text:c="6"/>"returns_15m": -0.0045,</text:span></text:p>
      <text:p text:style-name="P5"><text:span text:style-name="Source_20_Text"><text:s text:c="6"/>"volatility_1h": 0.0234,</text:span></text:p>
      <text:p text:style-name="P5"><text:span text:style-name="Source_20_Text"><text:s text:c="6"/>"momentum_score": 4.2</text:span></text:p>
      <text:p text:style-name="P5"><text:span text:style-name="Source_20_Text"><text:s text:c="4"/>},</text:span></text:p>
      <text:p text:style-name="P5"><text:span text:style-name="Source_20_Text"><text:s text:c="4"/>"volume_features": {</text:span></text:p>
      <text:p text:style-name="P5"><text:span text:style-name="Source_20_Text"><text:s text:c="6"/>"volume_sma_ratio": 1.23,</text:span></text:p>
      <text:p text:style-name="P5"><text:span text:style-name="Source_20_Text"><text:s text:c="6"/>"volume_momentum": 0.78,</text:span></text:p>
      <text:p text:style-name="P5"><text:span text:style-name="Source_20_Text"><text:s text:c="6"/>"buy_sell_pressure": -0.15,</text:span></text:p>
      <text:p text:style-name="P5"><text:span text:style-name="Source_20_Text"><text:s text:c="6"/>"liquidity_gradient": 2.34</text:span></text:p>
      <text:p text:style-name="P5"><text:span text:style-name="Source_20_Text"><text:s text:c="4"/>},</text:span></text:p>
      <text:p text:style-name="P5"><text:span text:style-name="Source_20_Text"><text:s text:c="4"/>"microstructure": {</text:span></text:p>
      <text:p text:style-name="P5"><text:span text:style-name="Source_20_Text"><text:s text:c="6"/>"order_book_slope": -0.0023,</text:span></text:p>
      <text:p text:style-name="P5"><text:span text:style-name="Source_20_Text"><text:s text:c="6"/>"flow_imbalance": -0.34,</text:span></text:p>
      <text:p text:style-name="P5"><text:span text:style-name="Source_20_Text"><text:s text:c="6"/>"tick_rule_sum": -15,</text:span></text:p>
      <text:p text:style-name="P5"><text:span text:style-name="Source_20_Text"><text:s text:c="6"/>"trade_intensity": 12.5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14. ALERTAS E SINAIS</text:h>
      <text:h text:style-name="P6" text:outline-level="3">14.1 Sistema de Alertas</text:h>
      <text:p text:style-name="P5"><text:span text:style-name="Source_20_Text">{</text:span></text:p>
      <text:p text:style-name="P5"><text:span text:style-name="Source_20_Text"><text:s text:c="2"/>"alerts": {</text:span></text:p>
      <text:p text:style-name="P5"><text:span text:style-name="Source_20_Text"><text:s text:c="4"/>"active_alerts": [</text:span></text:p>
      <text:p text:style-name="P5"><text:span text:style-name="Source_20_Text"><text:s text:c="6"/>{</text:span></text:p>
      <text:p text:style-name="P5"><text:span text:style-name="Source_20_Text"><text:s text:c="8"/>"type": "SUPPORT_TEST",</text:span></text:p>
      <text:p text:style-name="P5"><text:span text:style-name="Source_20_Text"><text:s text:c="8"/>"level": 114750.00,</text:span></text:p>
      <text:p text:style-name="P5"><text:span text:style-name="Source_20_Text"><text:s text:c="8"/>"severity": "HIGH",</text:span></text:p>
      <text:p text:style-name="P5"><text:span text:style-name="Source_20_Text"><text:s text:c="8"/>"probability": 0.78,</text:span></text:p>
      <text:p text:style-name="P5"><text:span text:style-name="Source_20_Text"><text:s text:c="8"/>"action": "MONITOR_CLOSELY"</text:span></text:p>
      <text:p text:style-name="P5"><text:span text:style-name="Source_20_Text"><text:s text:c="6"/>},</text:span></text:p>
      <text:p text:style-name="P5"><text:span text:style-name="Source_20_Text"><text:s text:c="6"/>{</text:span></text:p>
      <text:p text:style-name="P5"><text:soft-page-break/><text:span text:style-name="Source_20_Text"><text:s text:c="8"/>"type": "VOLUME_SPIKE",</text:span></text:p>
      <text:p text:style-name="P5"><text:span text:style-name="Source_20_Text"><text:s text:c="8"/>"threshold_exceeded": 3.2,</text:span></text:p>
      <text:p text:style-name="P5"><text:span text:style-name="Source_20_Text"><text:s text:c="8"/>"severity": "MEDIUM",</text:span></text:p>
      <text:p text:style-name="P5"><text:span text:style-name="Source_20_Text"><text:s text:c="8"/>"duration": "5_MINUTES"</text:span></text:p>
      <text:p text:style-name="P5"><text:span text:style-name="Source_20_Text"><text:s text:c="6"/>}</text:span></text:p>
      <text:p text:style-name="P5"><text:span text:style-name="Source_20_Text"><text:s text:c="4"/>]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15. PREVISÕES E TARGETS</text:h>
      <text:h text:style-name="P6" text:outline-level="3">15.1 Targets de Preço</text:h>
      <text:p text:style-name="P5"><text:span text:style-name="Source_20_Text">{</text:span></text:p>
      <text:p text:style-name="P5"><text:span text:style-name="Source_20_Text"><text:s text:c="2"/>"price_targets": {</text:span></text:p>
      <text:p text:style-name="P5"><text:span text:style-name="Source_20_Text"><text:s text:c="4"/>"short_term": {</text:span></text:p>
      <text:p text:style-name="P5"><text:span text:style-name="Source_20_Text"><text:s text:c="6"/>"5m": {"bull": 115050, "bear": 114920, "confidence": 0.65},</text:span></text:p>
      <text:p text:style-name="P5"><text:span text:style-name="Source_20_Text"><text:s text:c="6"/>"15m": {"bull": 115150, "bear": 114800, "confidence": 0.52},</text:span></text:p>
      <text:p text:style-name="P5"><text:span text:style-name="Source_20_Text"><text:s text:c="6"/>"1h": {"bull": 115300, "bear": 114600, "confidence": 0.48}</text:span></text:p>
      <text:p text:style-name="P5"><text:span text:style-name="Source_20_Text"><text:s text:c="4"/>},</text:span></text:p>
      <text:p text:style-name="P5"><text:span text:style-name="Source_20_Text"><text:s text:c="4"/>"probability_distribution": {</text:span></text:p>
      <text:p text:style-name="P5"><text:span text:style-name="Source_20_Text"><text:s text:c="6"/>"up_10_bps": 0.32,</text:span></text:p>
      <text:p text:style-name="P5"><text:span text:style-name="Source_20_Text"><text:s text:c="6"/>"up_25_bps": 0.18,</text:span></text:p>
      <text:p text:style-name="P5"><text:span text:style-name="Source_20_Text"><text:s text:c="6"/>"down_10_bps": 0.28,</text:span></text:p>
      <text:p text:style-name="P5"><text:span text:style-name="Source_20_Text"><text:s text:c="6"/>"down_25_bps": 0.22</text:span></text:p>
      <text:p text:style-name="P5"><text:span text:style-name="Source_20_Text"><text:s text:c="4"/>}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16. REGIME DETECTION</text:h>
      <text:h text:style-name="P6" text:outline-level="3">16.1 Detecção de Regime</text:h>
      <text:p text:style-name="P5"><text:span text:style-name="Source_20_Text">{</text:span></text:p>
      <text:p text:style-name="P5"><text:span text:style-name="Source_20_Text"><text:s text:c="2"/>"regime_analysis": {</text:span></text:p>
      <text:p text:style-name="P5"><text:span text:style-name="Source_20_Text"><text:s text:c="4"/>"current_regime": "MEAN_REVERTING",</text:span></text:p>
      <text:p text:style-name="P5"><text:span text:style-name="Source_20_Text"><text:s text:c="4"/>"regime_probabilities": {</text:span></text:p>
      <text:p text:style-name="P5"><text:span text:style-name="Source_20_Text"><text:s text:c="6"/>"trending": 0.23,</text:span></text:p>
      <text:p text:style-name="P5"><text:span text:style-name="Source_20_Text"><text:s text:c="6"/>"mean_reverting": 0.71,</text:span></text:p>
      <text:p text:style-name="P5"><text:span text:style-name="Source_20_Text"><text:s text:c="6"/>"breakout": 0.06</text:span></text:p>
      <text:p text:style-name="P5"><text:span text:style-name="Source_20_Text"><text:s text:c="4"/>},</text:span></text:p>
      <text:p text:style-name="P5"><text:soft-page-break/><text:span text:style-name="Source_20_Text"><text:s text:c="4"/>"regime_change_probability": 0.15,</text:span></text:p>
      <text:p text:style-name="P5"><text:span text:style-name="Source_20_Text"><text:s text:c="4"/>"expected_regime_duration": "2-4_HOURS"</text:span></text:p>
      <text:p text:style-name="P5"><text:span text:style-name="Source_20_Text"><text:s text:c="2"/>}</text:span></text:p>
      <text:p text:style-name="P5"><text:span text:style-name="Source_20_Text">}</text:span></text:p>
      <text:h text:style-name="P3" text:outline-level="2">ESTRUTURA FINAL COMPLETA</text:h>
      <text:p text:style-name="P5"><text:span text:style-name="Source_20_Text">{</text:span></text:p>
      <text:p text:style-name="P5"><text:span text:style-name="Source_20_Text"><text:s text:c="2"/>"metadata": {...},</text:span></text:p>
      <text:p text:style-name="P5"><text:span text:style-name="Source_20_Text"><text:s text:c="2"/>"data_source": {...},</text:span></text:p>
      <text:p text:style-name="P5"><text:span text:style-name="Source_20_Text"><text:s text:c="2"/>"market_context": {...},</text:span></text:p>
      <text:p text:style-name="P5"><text:span text:style-name="Source_20_Text"><text:s text:c="2"/>"price_data": {...},</text:span></text:p>
      <text:p text:style-name="P5"><text:span text:style-name="Source_20_Text"><text:s text:c="2"/>"support_resistance": {...},</text:span></text:p>
      <text:p text:style-name="P5"><text:span text:style-name="Source_20_Text"><text:s text:c="2"/>"defense_zones": {...},</text:span></text:p>
      <text:p text:style-name="P5"><text:span text:style-name="Source_20_Text"><text:s text:c="2"/>"volume_profile": {...},</text:span></text:p>
      <text:p text:style-name="P5"><text:span text:style-name="Source_20_Text"><text:s text:c="2"/>"volume_nodes": {...},</text:span></text:p>
      <text:p text:style-name="P5"><text:span text:style-name="Source_20_Text"><text:s text:c="2"/>"order_book_depth": {...},</text:span></text:p>
      <text:p text:style-name="P5"><text:span text:style-name="Source_20_Text"><text:s text:c="2"/>"spread_analysis": {...},</text:span></text:p>
      <text:p text:style-name="P5"><text:span text:style-name="Source_20_Text"><text:s text:c="2"/>"order_flow": {...},</text:span></text:p>
      <text:p text:style-name="P5"><text:span text:style-name="Source_20_Text"><text:s text:c="2"/>"participant_analysis": {...},</text:span></text:p>
      <text:p text:style-name="P5"><text:span text:style-name="Source_20_Text"><text:s text:c="2"/>"whale_activity": {...},</text:span></text:p>
      <text:p text:style-name="P5"><text:span text:style-name="Source_20_Text"><text:s text:c="2"/>"technical_indicators": {...},</text:span></text:p>
      <text:p text:style-name="P5"><text:span text:style-name="Source_20_Text"><text:s text:c="2"/>"volatility_metrics": {...},</text:span></text:p>
      <text:p text:style-name="P5"><text:span text:style-name="Source_20_Text"><text:s text:c="2"/>"pattern_recognition": {...},</text:span></text:p>
      <text:p text:style-name="P5"><text:span text:style-name="Source_20_Text"><text:s text:c="2"/>"absorption_analysis": {...},</text:span></text:p>
      <text:p text:style-name="P5"><text:span text:style-name="Source_20_Text"><text:s text:c="2"/>"market_impact": {...},</text:span></text:p>
      <text:p text:style-name="P5"><text:span text:style-name="Source_20_Text"><text:s text:c="2"/>"ml_features": {...},</text:span></text:p>
      <text:p text:style-name="P5"><text:span text:style-name="Source_20_Text"><text:s text:c="2"/>"alerts": {...},</text:span></text:p>
      <text:p text:style-name="P5"><text:span text:style-name="Source_20_Text"><text:s text:c="2"/>"price_targets": {...},</text:span></text:p>
      <text:p text:style-name="P5"><text:span text:style-name="Source_20_Text"><text:s text:c="2"/>"regime_analysis": {...}</text:span></text:p>
      <text:p text:style-name="P5"><text:span text:style-name="Source_20_Text">}</text:span></text:p>
      <text:h text:style-name="P7" text:outline-level="2">PRIORIDADES DE IMPLEMENTAÇÃO</text:h>
      <text:h text:style-name="P6" text:outline-level="3"><text:span text:style-name="Strong_20_Emphasis"><text:span text:style-name="T1">FASE 1 (Essencial)</text:span></text:span></text:h>
      <text:list text:style-name="L1">
        <text:list-item>
          <text:p text:style-name="P8">✅ Suporte/Resistência </text:p>
        </text:list-item>
        <text:list-item>
          <text:p text:style-name="P8">✅ Zonas de Defesa </text:p>
        </text:list-item>
        <text:list-item>
          <text:p text:style-name="P8">✅ Volume Profile detalhado </text:p>
        </text:list-item>
        <text:list-item>
          <text:p text:style-name="P9">✅ Order Book multi-level </text:p>
        </text:list-item>
      </text:list>
      <text:h text:style-name="P6" text:outline-level="3"><text:soft-page-break/><text:span text:style-name="Strong_20_Emphasis"><text:span text:style-name="T1">FASE 2 (Avançado)</text:span></text:span></text:h>
      <text:list text:style-name="L2">
        <text:list-item>
          <text:p text:style-name="P10">✅ Whale Detection </text:p>
        </text:list-item>
        <text:list-item>
          <text:p text:style-name="P10">✅ Padrões técnicos </text:p>
        </text:list-item>
        <text:list-item>
          <text:p text:style-name="P10">✅ Absorção avançada </text:p>
        </text:list-item>
        <text:list-item>
          <text:p text:style-name="P11">✅ Features ML </text:p>
        </text:list-item>
      </text:list>
      <text:h text:style-name="P6" text:outline-level="3"><text:span text:style-name="Strong_20_Emphasis"><text:span text:style-name="T1">FASE 3 (Profissional)</text:span></text:span></text:h>
      <text:list text:style-name="L3">
        <text:list-item>
          <text:p text:style-name="P12">✅ Regime Detection </text:p>
        </text:list-item>
        <text:list-item>
          <text:p text:style-name="P12">✅ Targets probabilísticos </text:p>
        </text:list-item>
        <text:list-item>
          <text:p text:style-name="P12">✅ Alertas inteligentes </text:p>
        </text:list-item>
        <text:list-item>
          <text:p text:style-name="P13">✅ Correlações cross-asset </text:p>
        </text:list-item>
      </text:list>
      <text:p text:style-name="Text_20_body"/>
      <text:h text:style-name="P14" text:outline-level="3">4. <text:span text:style-name="Strong_20_Emphasis">Resumos “acionáveis”</text:span></text:h>
      <text:p text:style-name="P15">A IA precisa entregar frases <text:span text:style-name="Strong_20_Emphasis">curtas e objetivas</text:span> para o trader/robô</text:p>
      <text:p text:style-name="P15"/>
      <text:h text:style-name="P16" text:outline-level="2">✅ <text:span text:style-name="T1">Estrutura Final Completa e Justificativa</text:span></text:h>
      <text:list text:style-name="L4">
        <text:list-item>
          <text:p text:style-name="P17"><text:span text:style-name="Strong_20_Emphasis"><text:span text:style-name="Source_20_Text">metadata</text:span></text:span><text:line-break/>Identificação do ativo, timestamp, exchange, etc.<text:line-break/>→ Essencial para rastreabilidade (saber “onde e quando” ocorreu).</text:p>
        </text:list-item>
        <text:list-item>
          <text:p text:style-name="P17"><text:span text:style-name="Strong_20_Emphasis"><text:span text:style-name="Source_20_Text">data_source</text:span></text:span><text:line-break/>Origem do dado: fix feed, websocket, backfill histórico.<text:line-break/>→ Dá <text:span text:style-name="Strong_20_Emphasis">confiança e auditoria</text:span> ao modelo.</text:p>
        </text:list-item>
        <text:list-item>
          <text:p text:style-name="P17"><text:span text:style-name="Strong_20_Emphasis"><text:span text:style-name="Source_20_Text">market_context</text:span></text:span><text:line-break/>Inclui informações macro: calendário, volume no agregado, correlações.<text:line-break/>→ Faz a IA sair do “micro ruído” e enxergar o cenário amplo.</text:p>
        </text:list-item>
        <text:list-item>
          <text:p text:style-name="P17"><text:span text:style-name="Strong_20_Emphasis"><text:span text:style-name="Source_20_Text">price_data</text:span></text:span><text:line-break/>OHLCV, variações percentuais, retornos logarítmicos.<text:line-break/>→ Base mínima comum para treinar qualquer modelo financeiro.</text:p>
        </text:list-item>
        <text:list-item>
          <text:p text:style-name="P17"><text:span text:style-name="Strong_20_Emphasis"><text:span text:style-name="Source_20_Text">support_resistance</text:span></text:span><text:line-break/>Níveis detectados por paredes, HVNs, fractais ou swing highs/lows.<text:line-break/>→ Dá à IA <text:span text:style-name="Emphasis">mapa de batalha</text:span> do mercado.</text:p>
        </text:list-item>
        <text:list-item>
          <text:p text:style-name="P17"><text:span text:style-name="Strong_20_Emphasis"><text:span text:style-name="Source_20_Text">defense_zones</text:span></text:span><text:line-break/>Locais de absorção, spoof walls legítimas, clusters defendidos.<text:line-break/>→ Institucional puro: saber onde baleias realmente “botam o corpo”.</text:p>
        </text:list-item>
        <text:list-item>
          <text:p text:style-name="P17"><text:span text:style-name="Strong_20_Emphasis"><text:span text:style-name="Source_20_Text">volume_profile</text:span></text:span><text:line-break/>POC, VAH, VAL, Value Area %.<text:line-break/>→ Estrutura de valor diário/weekly = alicerce de big players.</text:p>
        </text:list-item>
        <text:list-item>
          <text:p text:style-name="P17"><text:soft-page-break/><text:span text:style-name="Strong_20_Emphasis"><text:span text:style-name="Source_20_Text">volume_nodes</text:span></text:span><text:line-break/>HVNs/LVNs para identificar zonas magnéticas/rejeitadas.<text:line-break/>→ Ajuda em <text:span text:style-name="Strong_20_Emphasis">target projection</text:span> e áreas de congestão.</text:p>
        </text:list-item>
        <text:list-item>
          <text:p text:style-name="P17"><text:span text:style-name="Strong_20_Emphasis"><text:span text:style-name="Source_20_Text">order_book_depth</text:span></text:span><text:line-break/>Distribuição e concentração em bids/asks.<text:line-break/>→ IA pega a <text:span text:style-name="Strong_20_Emphasis">microestrutura real-time</text:span>.</text:p>
        </text:list-item>
        <text:list-item>
          <text:p text:style-name="P17"><text:span text:style-name="Strong_20_Emphasis"><text:span text:style-name="Source_20_Text">spread_analysis</text:span></text:span><text:line-break/>Nível de eficiência do mercado (aperto/afrouxamento).<text:line-break/>→ Indica mudança de regime: calmo x nervoso.</text:p>
        </text:list-item>
        <text:list-item>
          <text:p text:style-name="P17"><text:span text:style-name="Strong_20_Emphasis"><text:span text:style-name="Source_20_Text">order_flow</text:span></text:span><text:line-break/>Pressão de agressões, delta acumulado, absorções.<text:line-break/>→ Onde a briga real acontece em milissegundos.</text:p>
        </text:list-item>
        <text:list-item>
          <text:p text:style-name="P17"><text:span text:style-name="Strong_20_Emphasis"><text:span text:style-name="Source_20_Text">participant_analysis</text:span></text:span><text:line-break/>Comportamento de players detectados (retail x institucional).<text:line-break/>→ Permite a IA inferir <text:span text:style-name="Strong_20_Emphasis">quem está no controle</text:span> do momento.</text:p>
        </text:list-item>
        <text:list-item>
          <text:p text:style-name="P17"><text:span text:style-name="Strong_20_Emphasis"><text:span text:style-name="Source_20_Text">whale_activity</text:span></text:span><text:line-break/>Ordens gigantescas, spoofing detectado, iceberg orders.<text:line-break/>→ IA aprende a “seguir o dinheiro grosso”.</text:p>
        </text:list-item>
        <text:list-item>
          <text:p text:style-name="P17"><text:span text:style-name="Strong_20_Emphasis"><text:span text:style-name="Source_20_Text">technical_indicators</text:span></text:span><text:line-break/>MMs, RSI, ATR etc.<text:line-break/>→ Não é foco institucional, mas ajuda IA a encontrar padrões complementares.</text:p>
        </text:list-item>
        <text:list-item>
          <text:p text:style-name="P17"><text:span text:style-name="Strong_20_Emphasis"><text:span text:style-name="Source_20_Text">volatility_metrics</text:span></text:span><text:line-break/>Implícita (opções), realizada (preços), range intraday.<text:line-break/>→ Essencial para calibrar <text:span text:style-name="Strong_20_Emphasis">risk-adjusted signals</text:span>.</text:p>
        </text:list-item>
        <text:list-item>
          <text:p text:style-name="P17"><text:span text:style-name="Strong_20_Emphasis"><text:span text:style-name="Source_20_Text">pattern_recognition</text:span></text:span><text:line-break/>Figuras/estruturas detectadas (flags, breakout, consolidation).<text:line-break/>→ IA modela repetições humanas + mecânicas.</text:p>
        </text:list-item>
        <text:list-item>
          <text:p text:style-name="P17"><text:span text:style-name="Strong_20_Emphasis"><text:span text:style-name="Source_20_Text">absorption_analysis</text:span></text:span><text:line-break/>Eventos onde liquidez absorve agressão forte.<text:line-break/>→ Isso separa trader amador de institucional.</text:p>
        </text:list-item>
        <text:list-item>
          <text:p text:style-name="P17"><text:span text:style-name="Strong_20_Emphasis"><text:span text:style-name="Source_20_Text">market_impact</text:span></text:span><text:line-break/>Slippage, impacto percentual de ordens de tamanho X.<text:line-break/>→ Ajusta risco operacional (quanto custa realmente entrar/sair).</text:p>
        </text:list-item>
        <text:list-item>
          <text:p text:style-name="P17"><text:span text:style-name="Strong_20_Emphasis"><text:span text:style-name="Source_20_Text">ml_features</text:span></text:span><text:line-break/>Features já prontas (lags, rolling stats, z-scores).<text:line-break/>→ Campo crítico para <text:span text:style-name="Strong_20_Emphasis">treino direto em ML/Deep Learning</text:span>.</text:p>
        </text:list-item>
        <text:list-item>
          <text:p text:style-name="P17"><text:span text:style-name="Strong_20_Emphasis"><text:span text:style-name="Source_20_Text">alerts</text:span></text:span><text:line-break/>Eventos curtos no estilo “Flash de tela do trader”: Demanda Forte, Oferta Forte.<text:line-break/>→ Feedback imediato humano + input para IA.</text:p>
        </text:list-item>
        <text:list-item>
          <text:p text:style-name="P17"><text:soft-page-break/><text:span text:style-name="Strong_20_Emphasis"><text:span text:style-name="Source_20_Text">price_targets</text:span></text:span><text:line-break/>Alvos projetados via confluência (perfil, paredes, swings).<text:line-break/>→ A IA gera <text:span text:style-name="Emphasis">mapa de rotas</text:span> prováveis.</text:p>
        </text:list-item>
        <text:list-item>
          <text:p text:style-name="P17"><text:span text:style-name="Strong_20_Emphasis"><text:span text:style-name="Source_20_Text">regime_analysis</text:span></text:span><text:line-break/>Classificação do momento: <text:span text:style-name="Emphasis">trend</text:span>, <text:span text:style-name="Emphasis">range</text:span>, <text:span text:style-name="Emphasis">high vol regime</text:span>, <text:span text:style-name="Emphasis">low vol regime</text:span>.<text:line-break/>→ Crucial: sinal válido em tendência pode ser ruído em consolidação.</text:p>
        </text:list-item>
      </text:list>
      <text:p text:style-name="P18"/>
      <text:h text:style-name="P16" text:outline-level="2">🚀 Por que isso já é <text:span text:style-name="Strong_20_Emphasis">nível institucional</text:span>?</text:h>
      <text:list text:style-name="L5">
        <text:list-item>
          <text:p text:style-name="P19">Você cobre <text:span text:style-name="Strong_20_Emphasis">do micro (spread, spoofing) ao macro (regime, contexto)</text:span>.</text:p>
        </text:list-item>
        <text:list-item>
          <text:p text:style-name="P19">Inclui <text:span text:style-name="Strong_20_Emphasis">comportamento de players</text:span>, não só preço.</text:p>
        </text:list-item>
        <text:list-item>
          <text:p text:style-name="P20">Estruturas que um banco ou HFT desk usa na prática (volume profile, absorção).</text:p>
        </text:list-item>
      </text:list>
      <text:p text:style-name="P15">Isso é mais do que “suficiente”: é <text:span text:style-name="Strong_20_Emphasis">o kit completo</text:span> que permite à IA:</text:p>
      <text:list text:style-name="L6">
        <text:list-item>
          <text:p text:style-name="P21">Reconhecer onde o mercado está (estado/regime).</text:p>
        </text:list-item>
        <text:list-item>
          <text:p text:style-name="P21">Entender quem manda (retail x whales x absorção).</text:p>
        </text:list-item>
        <text:list-item>
          <text:p text:style-name="P21">Projetar para onde pode ir (targets possíveis).</text:p>
        </text:list-item>
        <text:list-item>
          <text:p text:style-name="P21">Quantificar risco (slippage e volatilidade).</text:p>
        </text:list-item>
        <text:list-item>
          <text:p text:style-name="P22">Emitir sinal claro (compra, venda, defesa, neutralidade).</text:p>
        </text:list-item>
      </text:list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Text_20_body">--------------------------------------------------------------------------------------------------------------------<text:line-break/></text:p>
      <text:p text:style-name="Text_20_body"/>
      <text:p text:style-name="Text_20_body"/>
      <text:p text:style-name="Text_20_body"/>
      <text:p text:style-name="Text_20_body"/>
      <text:p text:style-name="Text_20_body"/>
      <text:h text:style-name="P2" text:outline-level="2"><text:span text:style-name="Strong_20_Emphasis"><text:span text:style-name="T2"/></text:span></text:h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h text:style-name="P23" text:outline-level="2"><text:span text:style-name="Strong_20_Emphasis"><text:span text:style-name="T1">Estrutura dos Dados de Mercado</text:span></text:span></text:h>
      <text:h text:style-name="P24" text:outline-level="3"><text:span text:style-name="Strong_20_Emphasis">1. Informações Básicas do Candle</text:span></text:h>
      <text:list text:style-name="L7">
        <text:list-item>
          <text:p text:style-name="P25">Preços OHLC (abertura, máxima, mínima, fechamento) </text:p>
        </text:list-item>
        <text:list-item>
          <text:p text:style-name="P25">Volume total, volume de compra/venda </text:p>
        </text:list-item>
        <text:list-item>
          <text:p text:style-name="P26">Timestamps precisos com timezone </text:p>
        </text:list-item>
      </text:list>
      <text:h text:style-name="P24" text:outline-level="3"><text:span text:style-name="Strong_20_Emphasis">2. Análise de Absorção</text:span></text:h>
      <text:list text:style-name="L8">
        <text:list-item>
          <text:p text:style-name="P27"><text:span text:style-name="Strong_20_Emphasis">Delta</text:span>: Diferença entre volume de compra e venda </text:p>
        </text:list-item>
        <text:list-item>
          <text:p text:style-name="P27"><text:span text:style-name="Strong_20_Emphasis">Índice de Absorção</text:span>: Métrica proprietária (0.029 a 0.102 nos exemplos) </text:p>
        </text:list-item>
        <text:list-item>
          <text:p text:style-name="P27"><text:span text:style-name="Strong_20_Emphasis">Resultado da Batalha</text:span>: "Sem Absorção", "Absorção de Compra" </text:p>
        </text:list-item>
        <text:list-item>
          <text:p text:style-name="P28"><text:span text:style-name="Strong_20_Emphasis">Signal Quality</text:span>: Validação com critérios específicos </text:p>
        </text:list-item>
      </text:list>
      <text:h text:style-name="P24" text:outline-level="3"><text:span text:style-name="Strong_20_Emphasis">3. Volume Profile (VP)</text:span></text:h>
      <text:list text:style-name="L9">
        <text:list-item>
          <text:p text:style-name="P29"><text:span text:style-name="Strong_20_Emphasis">POC (Point of Control)</text:span>: Preço com maior volume </text:p>
        </text:list-item>
        <text:list-item>
          <text:p text:style-name="P29"><text:span text:style-name="Strong_20_Emphasis">VAH/VAL</text:span>: Value Area High/Low </text:p>
        </text:list-item>
        <text:list-item>
          <text:p text:style-name="P29"><text:span text:style-name="Strong_20_Emphasis">HVNs/LVNs</text:span>: High/Low Volume Nodes </text:p>
        </text:list-item>
        <text:list-item>
          <text:p text:style-name="P29"><text:span text:style-name="Strong_20_Emphasis">Single Prints</text:span>: Áreas de baixo volume </text:p>
        </text:list-item>
        <text:list-item>
          <text:p text:style-name="P30">Análise em múltiplos timeframes (diário, semanal, mensal) </text:p>
        </text:list-item>
      </text:list>
      <text:h text:style-name="P24" text:outline-level="3"><text:span text:style-name="Strong_20_Emphasis">4. Fluxo Contínuo</text:span></text:h>
      <text:list text:style-name="L10">
        <text:list-item>
          <text:p text:style-name="P31"><text:span text:style-name="Strong_20_Emphasis">CVD (Cumulative Volume Delta)</text:span> </text:p>
        </text:list-item>
        <text:list-item>
          <text:p text:style-name="P31"><text:span text:style-name="Strong_20_Emphasis">Segmentação por tamanho</text:span>: Retail, Mid, Whale </text:p>
        </text:list-item>
        <text:list-item>
          <text:p text:style-name="P31"><text:span text:style-name="Strong_20_Emphasis">Whale Activity</text:span>: Volume de baleias separadamente </text:p>
        </text:list-item>
        <text:list-item>
          <text:p text:style-name="P32"><text:span text:style-name="Strong_20_Emphasis">Bursts</text:span>: Explosões de volume </text:p>
        </text:list-item>
      </text:list>
      <text:h text:style-name="P24" text:outline-level="3"><text:span text:style-name="Strong_20_Emphasis">5. Contexto Macro</text:span></text:h>
      <text:list text:style-name="L11">
        <text:list-item>
          <text:p text:style-name="P33"><text:span text:style-name="Strong_20_Emphasis">Tendências Multi-Timeframe</text:span> (15m, 1h, 4h) </text:p>
        </text:list-item>
        <text:list-item>
          <text:p text:style-name="P33"><text:span text:style-name="Strong_20_Emphasis">Correlações</text:span>: ETH, DXY, Gold, S&amp;P500, NASDAQ </text:p>
        </text:list-item>
        <text:list-item>
          <text:p text:style-name="P33"><text:span text:style-name="Strong_20_Emphasis">Derivativos</text:span>: Funding rate, Open Interest, Long/Short ratio </text:p>
        </text:list-item>
        <text:list-item>
          <text:p text:style-name="P34"><text:span text:style-name="Strong_20_Emphasis">On-chain</text:span>: Fluxos de exchange e stablecoins </text:p>
        </text:list-item>
      </text:list>
      <text:h text:style-name="P24" text:outline-level="3"><text:span text:style-name="Strong_20_Emphasis">6. Alertas de Liquidez</text:span></text:h>
      <text:list text:style-name="L12">
        <text:list-item>
          <text:p text:style-name="P35">Paredes de compra/venda identificadas </text:p>
        </text:list-item>
        <text:list-item>
          <text:p text:style-name="P36">Levels críticos de suporte/resistência </text:p>
        </text:list-item>
      </text:list>
      <text:h text:style-name="P37" text:outline-level="2"><text:span text:style-name="Strong_20_Emphasis">Observações dos Exemplos</text:span></text:h>
      <text:p text:style-name="P38"><text:span text:style-name="Strong_20_Emphasis">Sequência temporal interessante:</text:span></text:p>
      <text:list text:style-name="L13">
        <text:list-item>
          <text:p text:style-name="P39"><text:soft-page-break/><text:span text:style-name="Strong_20_Emphasis">08:54-08:55</text:span>: Delta -3.37, sem absorção </text:p>
        </text:list-item>
        <text:list-item>
          <text:p text:style-name="P39"><text:span text:style-name="Strong_20_Emphasis">08:55-08:56</text:span>: Delta -5.70, absorção de compra detectada </text:p>
        </text:list-item>
        <text:list-item>
          <text:p text:style-name="P40"><text:span text:style-name="Strong_20_Emphasis">08:56-08:57</text:span>: Delta -11.60, pressão vendedora intensa </text:p>
        </text:list-item>
      </text:list>
      <text:p text:style-name="P38">O sistema parece capturar bem as dinâmicas de absorção em tempo real, identificando quando grandes volumes de venda são absorvidos pelos compradores.</text:p>
      <text:p text:style-name="P38">Quer que eu crie uma dashboard de visualização desses dados ou tem algum aspecto específico que gostaria de analisar mais profundamente?</text:p>
      <text:p text:style-name="P41">Tentar novamente</text:p>
      <text:p text:style-name="P42">N</text:p>
      <text:p text:style-name="P38">oque pode ser melhorado e acrescentado neste sistema</text:p>
      <text:p text:style-name="P42">Editar</text:p>
      <text:p text:style-name="P42">Analisando o sistema, identifiquei várias oportunidades de melhoria e expansão. Aqui estão as principais sugestões:</text:p>
      <text:h text:style-name="P37" text:outline-level="2"><text:span text:style-name="Strong_20_Emphasis"><text:span text:style-name="T1">🔧 Melhorias Técnicas</text:span></text:span></text:h>
      <text:h text:style-name="P24" text:outline-level="3"><text:span text:style-name="Strong_20_Emphasis">1. Machine Learning &amp; AI</text:span></text:h>
      <text:list text:style-name="L14">
        <text:list-item>
          <text:p text:style-name="P43"><text:span text:style-name="Strong_20_Emphasis">Modelos Preditivos</text:span>: Random Forest/XGBoost para prever absorções </text:p>
        </text:list-item>
        <text:list-item>
          <text:p text:style-name="P43"><text:span text:style-name="Strong_20_Emphasis">Classificação de Padrões</text:span>: CNN para identificar formações gráficas </text:p>
        </text:list-item>
        <text:list-item>
          <text:p text:style-name="P43"><text:span text:style-name="Strong_20_Emphasis">Anomaly Detection</text:span>: Detectar comportamentos incomuns de mercado </text:p>
        </text:list-item>
        <text:list-item>
          <text:p text:style-name="P44"><text:span text:style-name="Strong_20_Emphasis">Reinforcement Learning</text:span>: Otimização automática de thresholds </text:p>
        </text:list-item>
      </text:list>
      <text:h text:style-name="P24" text:outline-level="3"><text:span text:style-name="Strong_20_Emphasis">2. Análise de Microestrutura Avançada</text:span></text:h>
      <text:list text:style-name="L15">
        <text:list-item>
          <text:p text:style-name="P45"><text:span text:style-name="Strong_20_Emphasis">Spread Bid-Ask</text:span>: Monitoramento da liquidez real </text:p>
        </text:list-item>
        <text:list-item>
          <text:p text:style-name="P45"><text:span text:style-name="Strong_20_Emphasis">Time &amp; Sales Granular</text:span>: Análise tick-by-tick </text:p>
        </text:list-item>
        <text:list-item>
          <text:p text:style-name="P45"><text:span text:style-name="Strong_20_Emphasis">Market Impact</text:span>: Medição do impacto de ordens grandes </text:p>
        </text:list-item>
        <text:list-item>
          <text:p text:style-name="P45"><text:span text:style-name="Strong_20_Emphasis">Slippage Tracking</text:span>: Monitoramento de escorregamento </text:p>
        </text:list-item>
        <text:list-item>
          <text:p text:style-name="P46"><text:span text:style-name="Strong_20_Emphasis">Latência de Execução</text:span>: Timing de entrada/saída </text:p>
        </text:list-item>
      </text:list>
      <text:h text:style-name="P37" text:outline-level="2"><text:span text:style-name="Strong_20_Emphasis">📊 Expansão de Dados</text:span></text:h>
      <text:h text:style-name="P24" text:outline-level="3"><text:span text:style-name="Strong_20_Emphasis">3. Correlações Multi-Asset</text:span></text:h>
      <text:p text:style-name="P42">python</text:p>
      <text:p text:style-name="P47"><text:span text:style-name="Source_20_Text"><text:span text:style-name="T3">correlacoes_sugeridas = {</text:span></text:span></text:p>
      <text:p text:style-name="P47"><text:span text:style-name="Source_20_Text"><text:span text:style-name="T4"><text:s text:c="4"/></text:span></text:span><text:span text:style-name="Source_20_Text"><text:span text:style-name="T3">"cripto": ["BTC.D", "TOTAL2", "USDT.D", "stablecoins_market_cap"],</text:span></text:span></text:p>
      <text:p text:style-name="P47"><text:span text:style-name="Source_20_Text"><text:span text:style-name="T4"><text:s text:c="4"/></text:span></text:span><text:span text:style-name="Source_20_Text"><text:span text:style-name="T3">"tradicional": ["VIX", "TLT", "HYG", "commodities_index"],</text:span></text:span></text:p>
      <text:p text:style-name="P47"><text:span text:style-name="Source_20_Text"><text:span text:style-name="T4"><text:s text:c="4"/></text:span></text:span><text:span text:style-name="Source_20_Text"><text:span text:style-name="T3">"forex": ["EUR/USD", "JPY/USD", "CHF/USD"],</text:span></text:span></text:p>
      <text:p text:style-name="P47"><text:span text:style-name="Source_20_Text"><text:span text:style-name="T4"><text:s text:c="4"/></text:span></text:span><text:span text:style-name="Source_20_Text"><text:span text:style-name="T3">"setorial": ["tech_stocks", "financial_stocks", "energy_stocks"]</text:span></text:span></text:p>
      <text:p text:style-name="P47"><text:span text:style-name="Source_20_Text"><text:span text:style-name="T3">}</text:span></text:span></text:p>
      <text:h text:style-name="P24" text:outline-level="3"><text:soft-page-break/><text:span text:style-name="Strong_20_Emphasis"/></text:h>
      <text:h text:style-name="P24" text:outline-level="3"><text:span text:style-name="Strong_20_Emphasis"/></text:h>
      <text:h text:style-name="P24" text:outline-level="3"><text:span text:style-name="Strong_20_Emphasis">4. Dados On-Chain Expandidos</text:span></text:h>
      <text:list text:style-name="L16">
        <text:list-item>
          <text:p text:style-name="P48"><text:span text:style-name="Strong_20_Emphasis">Exchange Flows</text:span>: Entrada/saída de todas exchanges principais </text:p>
        </text:list-item>
        <text:list-item>
          <text:p text:style-name="P48"><text:span text:style-name="Strong_20_Emphasis">Whale Wallets</text:span>: Rastreamento de carteiras grandes </text:p>
        </text:list-item>
        <text:list-item>
          <text:p text:style-name="P48"><text:span text:style-name="Strong_20_Emphasis">Mining Metrics</text:span>: Hash rate, difficulty, miner flows </text:p>
        </text:list-item>
        <text:list-item>
          <text:p text:style-name="P48"><text:span text:style-name="Strong_20_Emphasis">DeFi Metrics</text:span>: TVL, yields, liquidações </text:p>
        </text:list-item>
        <text:list-item>
          <text:p text:style-name="P49"><text:span text:style-name="Strong_20_Emphasis">Stablecoin Metrics</text:span>: Supply, fluxos, premium/discount </text:p>
        </text:list-item>
      </text:list>
      <text:h text:style-name="P37" text:outline-level="2"><text:span text:style-name="Strong_20_Emphasis">⚡ Features Avançadas</text:span></text:h>
      <text:h text:style-name="P24" text:outline-level="3"><text:span text:style-name="Strong_20_Emphasis">5. Sistema de Scoring</text:span></text:h>
      <text:p text:style-name="P42">python</text:p>
      <text:p text:style-name="P47"><text:span text:style-name="Source_20_Text"><text:span text:style-name="T3">absorption_score = {</text:span></text:span></text:p>
      <text:p text:style-name="P47"><text:span text:style-name="Source_20_Text"><text:span text:style-name="T4"><text:s text:c="4"/></text:span></text:span><text:span text:style-name="Source_20_Text"><text:span text:style-name="T3">"momentum": 0.3, <text:s text:c="3"/></text:span></text:span><text:span text:style-name="Source_20_Text"><text:span text:style-name="T5"># Força do movimento</text:span></text:span></text:p>
      <text:p text:style-name="P47"><text:span text:style-name="Source_20_Text"><text:span text:style-name="T4"><text:s text:c="4"/></text:span></text:span><text:span text:style-name="Source_20_Text"><text:span text:style-name="T3">"volume_quality": 0.25, <text:s/></text:span></text:span><text:span text:style-name="Source_20_Text"><text:span text:style-name="T5"># Qualidade do volume</text:span></text:span></text:p>
      <text:p text:style-name="P47"><text:span text:style-name="Source_20_Text"><text:span text:style-name="T4"><text:s text:c="4"/></text:span></text:span><text:span text:style-name="Source_20_Text"><text:span text:style-name="T3">"context": 0.2, <text:s text:c="4"/></text:span></text:span><text:span text:style-name="Source_20_Text"><text:span text:style-name="T5"># Contexto macro</text:span></text:span></text:p>
      <text:p text:style-name="P47"><text:span text:style-name="Source_20_Text"><text:span text:style-name="T4"><text:s text:c="4"/></text:span></text:span><text:span text:style-name="Source_20_Text"><text:span text:style-name="T3">"structure": 0.15, <text:s/></text:span></text:span><text:span text:style-name="Source_20_Text"><text:span text:style-name="T5"># Estrutura técnica</text:span></text:span></text:p>
      <text:p text:style-name="P47"><text:span text:style-name="Source_20_Text"><text:span text:style-name="T4"><text:s text:c="4"/></text:span></text:span><text:span text:style-name="Source_20_Text"><text:span text:style-name="T3">"sentiment": 0.1 <text:s text:c="3"/></text:span></text:span><text:span text:style-name="Source_20_Text"><text:span text:style-name="T5"># Sentiment geral</text:span></text:span></text:p>
      <text:p text:style-name="P47"><text:span text:style-name="Source_20_Text"><text:span text:style-name="T3">}</text:span></text:span></text:p>
      <text:h text:style-name="P24" text:outline-level="3"><text:span text:style-name="Strong_20_Emphasis">6. Alertas Inteligentes</text:span></text:h>
      <text:list text:style-name="L17">
        <text:list-item>
          <text:p text:style-name="P50"><text:span text:style-name="Strong_20_Emphasis">Divergências</text:span>: Volume vs Preço, On-chain vs Preço </text:p>
        </text:list-item>
        <text:list-item>
          <text:p text:style-name="P50"><text:span text:style-name="Strong_20_Emphasis">Breakouts</text:span>: Rompimentos com confirmação de volume </text:p>
        </text:list-item>
        <text:list-item>
          <text:p text:style-name="P50"><text:span text:style-name="Strong_20_Emphasis">Confluence Zones</text:span>: Múltiplos indicadores alinhados </text:p>
        </text:list-item>
        <text:list-item>
          <text:p text:style-name="P51"><text:span text:style-name="Strong_20_Emphasis">Risk-Off Signals</text:span>: Sinais de aversão ao risco </text:p>
        </text:list-item>
      </text:list>
      <text:h text:style-name="P37" text:outline-level="2"><text:span text:style-name="Strong_20_Emphasis">🎯 Sistema de Risk Management</text:span></text:h>
      <text:h text:style-name="P24" text:outline-level="3"><text:span text:style-name="Strong_20_Emphasis">7. Métricas de Risco</text:span></text:h>
      <text:list text:style-name="L18">
        <text:list-item>
          <text:p text:style-name="P52"><text:span text:style-name="Strong_20_Emphasis">VaR (Value at Risk)</text:span>: Risco máximo em diferentes timeframes </text:p>
        </text:list-item>
        <text:list-item>
          <text:p text:style-name="P52"><text:span text:style-name="Strong_20_Emphasis">Maximum Drawdown</text:span>: Drawdown máximo histórico </text:p>
        </text:list-item>
        <text:list-item>
          <text:p text:style-name="P52"><text:span text:style-name="Strong_20_Emphasis">Sharpe/Sortino Ratios</text:span>: Métricas de risk-adjusted returns </text:p>
        </text:list-item>
        <text:list-item>
          <text:p text:style-name="P52"><text:span text:style-name="Strong_20_Emphasis">Beta Dinâmico</text:span>: Correlação com mercado tradicional </text:p>
        </text:list-item>
        <text:list-item>
          <text:p text:style-name="P53"><text:span text:style-name="Strong_20_Emphasis">Volatility Regime</text:span>: Identificação de regimes de volatilidade </text:p>
        </text:list-item>
      </text:list>
      <text:h text:style-name="P24" text:outline-level="3"><text:soft-page-break/><text:span text:style-name="Strong_20_Emphasis"/></text:h>
      <text:h text:style-name="P24" text:outline-level="3"><text:span text:style-name="Strong_20_Emphasis"/></text:h>
      <text:h text:style-name="P24" text:outline-level="3"><text:span text:style-name="Strong_20_Emphasis">8. Position Sizing Dinâmico</text:span></text:h>
      <text:p text:style-name="P42">python</text:p>
      <text:p text:style-name="P47"><text:span text:style-name="Source_20_Text"><text:span text:style-name="T3">position_factors = {</text:span></text:span></text:p>
      <text:p text:style-name="P47"><text:span text:style-name="Source_20_Text"><text:span text:style-name="T4"><text:s text:c="4"/></text:span></text:span><text:span text:style-name="Source_20_Text"><text:span text:style-name="T3">"absorption_strength": 0.3,</text:span></text:span></text:p>
      <text:p text:style-name="P47"><text:span text:style-name="Source_20_Text"><text:span text:style-name="T4"><text:s text:c="4"/></text:span></text:span><text:span text:style-name="Source_20_Text"><text:span text:style-name="T3">"volatility_regime": 0.25,</text:span></text:span></text:p>
      <text:p text:style-name="P47"><text:span text:style-name="Source_20_Text"><text:span text:style-name="T4"><text:s text:c="4"/></text:span></text:span><text:span text:style-name="Source_20_Text"><text:span text:style-name="T3">"correlation_regime": 0.2,</text:span></text:span></text:p>
      <text:p text:style-name="P47"><text:span text:style-name="Source_20_Text"><text:span text:style-name="T4"><text:s text:c="4"/></text:span></text:span><text:span text:style-name="Source_20_Text"><text:span text:style-name="T3">"liquidity_conditions": 0.15,</text:span></text:span></text:p>
      <text:p text:style-name="P47"><text:span text:style-name="Source_20_Text"><text:span text:style-name="T4"><text:s text:c="4"/></text:span></text:span><text:span text:style-name="Source_20_Text"><text:span text:style-name="T3">"macro_backdrop": 0.1</text:span></text:span></text:p>
      <text:p text:style-name="P47"><text:span text:style-name="Source_20_Text"><text:span text:style-name="T3">}</text:span></text:span></text:p>
      <text:h text:style-name="P37" text:outline-level="2"><text:span text:style-name="Strong_20_Emphasis">📱 Interface &amp; UX</text:span></text:h>
      <text:h text:style-name="P24" text:outline-level="3"><text:span text:style-name="Strong_20_Emphasis">9. Dashboard Interativo</text:span></text:h>
      <text:list text:style-name="L19">
        <text:list-item>
          <text:p text:style-name="P54"><text:span text:style-name="Strong_20_Emphasis">Heatmaps</text:span>: Volume profile, correlações, strength </text:p>
        </text:list-item>
        <text:list-item>
          <text:p text:style-name="P54"><text:span text:style-name="Strong_20_Emphasis">3D Visualization</text:span>: Multi-dimensional analysis </text:p>
        </text:list-item>
        <text:list-item>
          <text:p text:style-name="P54"><text:span text:style-name="Strong_20_Emphasis">Real-time Streaming</text:span>: Updates em tempo real </text:p>
        </text:list-item>
        <text:list-item>
          <text:p text:style-name="P54"><text:span text:style-name="Strong_20_Emphasis">Mobile App</text:span>: Alertas push, visualização mobile </text:p>
        </text:list-item>
        <text:list-item>
          <text:p text:style-name="P55"><text:span text:style-name="Strong_20_Emphasis">Voice Alerts</text:span>: Alertas por voz para situações críticas </text:p>
        </text:list-item>
      </text:list>
      <text:h text:style-name="P24" text:outline-level="3"><text:span text:style-name="Strong_20_Emphasis">10. Backtesting &amp; Simulation</text:span></text:h>
      <text:list text:style-name="L20">
        <text:list-item>
          <text:p text:style-name="P56"><text:span text:style-name="Strong_20_Emphasis">Monte Carlo</text:span>: Simulações de cenários </text:p>
        </text:list-item>
        <text:list-item>
          <text:p text:style-name="P56"><text:span text:style-name="Strong_20_Emphasis">Walk-Forward Analysis</text:span>: Teste temporal robusto </text:p>
        </text:list-item>
        <text:list-item>
          <text:p text:style-name="P56"><text:span text:style-name="Strong_20_Emphasis">Paper Trading</text:span>: Teste sem risco </text:p>
        </text:list-item>
        <text:list-item>
          <text:p text:style-name="P57"><text:span text:style-name="Strong_20_Emphasis">Performance Attribution</text:span>: Análise de performance por fator </text:p>
        </text:list-item>
      </text:list>
      <text:h text:style-name="P37" text:outline-level="2"><text:span text:style-name="Strong_20_Emphasis">🌐 Integração de Dados Externos</text:span></text:h>
      <text:h text:style-name="P24" text:outline-level="3"><text:span text:style-name="Strong_20_Emphasis">11. APIs Adicionais</text:span></text:h>
      <text:p text:style-name="P42">python</text:p>
      <text:p text:style-name="P47"><text:span text:style-name="Source_20_Text"><text:span text:style-name="T3">data_sources = {</text:span></text:span></text:p>
      <text:p text:style-name="P47"><text:span text:style-name="Source_20_Text"><text:span text:style-name="T4"><text:s text:c="4"/></text:span></text:span><text:span text:style-name="Source_20_Text"><text:span text:style-name="T3">"news": ["Bloomberg", "Reuters", "CoinDesk"],</text:span></text:span></text:p>
      <text:p text:style-name="P47"><text:span text:style-name="Source_20_Text"><text:span text:style-name="T4"><text:s text:c="4"/></text:span></text:span><text:span text:style-name="Source_20_Text"><text:span text:style-name="T3">"social": ["Twitter API", "Reddit", "Telegram"],</text:span></text:span></text:p>
      <text:p text:style-name="P47"><text:span text:style-name="Source_20_Text"><text:span text:style-name="T4"><text:s text:c="4"/></text:span></text:span><text:span text:style-name="Source_20_Text"><text:span text:style-name="T3">"derivatives": ["CME", "Deribit", "FTX"],</text:span></text:span></text:p>
      <text:p text:style-name="P47"><text:span text:style-name="Source_20_Text"><text:span text:style-name="T4"><text:s text:c="4"/></text:span></text:span><text:span text:style-name="Source_20_Text"><text:span text:style-name="T3">"institutional": ["Grayscale", "MicroStrategy", "Tesla"],</text:span></text:span></text:p>
      <text:p text:style-name="P47"><text:span text:style-name="Source_20_Text"><text:span text:style-name="T4"><text:s text:c="4"/></text:span></text:span><text:span text:style-name="Source_20_Text"><text:span text:style-name="T3">"regulatory": ["SEC filings", "Government announcements"]</text:span></text:span></text:p>
      <text:p text:style-name="P47"><text:soft-page-break/><text:span text:style-name="Source_20_Text"><text:span text:style-name="T6">}</text:span></text:span></text:p>
      <text:h text:style-name="P24" text:outline-level="3"><text:span text:style-name="Strong_20_Emphasis">12. Análise de Opções</text:span></text:h>
      <text:list text:style-name="L21">
        <text:list-item>
          <text:p text:style-name="P58"><text:span text:style-name="Strong_20_Emphasis">Put/Call Ratio</text:span>: Sentiment através de opções </text:p>
        </text:list-item>
        <text:list-item>
          <text:p text:style-name="P58"><text:span text:style-name="Strong_20_Emphasis">Implied Volatility</text:span>: Expectativas de volatilidade </text:p>
        </text:list-item>
        <text:list-item>
          <text:p text:style-name="P58"><text:span text:style-name="Strong_20_Emphasis">Options Flow</text:span>: Grandes movimentos em opções </text:p>
        </text:list-item>
        <text:list-item>
          <text:p text:style-name="P59"><text:span text:style-name="Strong_20_Emphasis">Gamma Exposure</text:span>: Impacto do gamma nos preços </text:p>
        </text:list-item>
      </text:list>
      <text:h text:style-name="P37" text:outline-level="2"><text:span text:style-name="Strong_20_Emphasis">🔮 Features Preditivas</text:span></text:h>
      <text:h text:style-name="P24" text:outline-level="3"><text:span text:style-name="Strong_20_Emphasis">13. Seasonal Analysis</text:span></text:h>
      <text:list text:style-name="L22">
        <text:list-item>
          <text:p text:style-name="P60"><text:span text:style-name="Strong_20_Emphasis">Sazonalidade Horária</text:span>: Padrões por hora do dia </text:p>
        </text:list-item>
        <text:list-item>
          <text:p text:style-name="P60"><text:span text:style-name="Strong_20_Emphasis">Padrões Mensais</text:span>: Comportamento por mês </text:p>
        </text:list-item>
        <text:list-item>
          <text:p text:style-name="P60"><text:span text:style-name="Strong_20_Emphasis">Eventos Recorrentes</text:span>: FOMC, jobs report, etc. </text:p>
        </text:list-item>
        <text:list-item>
          <text:p text:style-name="P61"><text:span text:style-name="Strong_20_Emphasis">Ciclos de Mercado</text:span>: Bull/bear market patterns </text:p>
        </text:list-item>
      </text:list>
      <text:h text:style-name="P24" text:outline-level="3"><text:span text:style-name="Strong_20_Emphasis">14. Network Analysis</text:span></text:h>
      <text:list text:style-name="L23">
        <text:list-item>
          <text:p text:style-name="P62"><text:span text:style-name="Strong_20_Emphasis">Address Clustering</text:span>: Identificação de entidades </text:p>
        </text:list-item>
        <text:list-item>
          <text:p text:style-name="P62"><text:span text:style-name="Strong_20_Emphasis">Transaction Flow</text:span>: Fluxo entre entidades </text:p>
        </text:list-item>
        <text:list-item>
          <text:p text:style-name="P62"><text:span text:style-name="Strong_20_Emphasis">Centrality Metrics</text:span>: Influência de addresses </text:p>
        </text:list-item>
        <text:list-item>
          <text:p text:style-name="P63"><text:span text:style-name="Strong_20_Emphasis">Community Detection</text:span>: Grupos de addresses relacionados </text:p>
        </text:list-item>
      </text:list>
      <text:h text:style-name="P37" text:outline-level="2"><text:span text:style-name="Strong_20_Emphasis">⚙️ Otimizações de Performance</text:span></text:h>
      <text:h text:style-name="P24" text:outline-level="3"><text:span text:style-name="Strong_20_Emphasis">15. Infraestrutura</text:span></text:h>
      <text:list text:style-name="L24">
        <text:list-item>
          <text:p text:style-name="P64"><text:span text:style-name="Strong_20_Emphasis">Real-time Processing</text:span>: Apache Kafka, Redis </text:p>
        </text:list-item>
        <text:list-item>
          <text:p text:style-name="P64"><text:span text:style-name="Strong_20_Emphasis">Database Optimization</text:span>: TimeSeries DB (InfluxDB) </text:p>
        </text:list-item>
        <text:list-item>
          <text:p text:style-name="P64"><text:span text:style-name="Strong_20_Emphasis">Caching Strategy</text:span>: Multi-layer caching </text:p>
        </text:list-item>
        <text:list-item>
          <text:p text:style-name="P64"><text:span text:style-name="Strong_20_Emphasis">Load Balancing</text:span>: Distribuição de carga </text:p>
        </text:list-item>
        <text:list-item>
          <text:p text:style-name="P65"><text:span text:style-name="Strong_20_Emphasis">Monitoring</text:span>: APM, logs, métricas </text:p>
        </text:list-item>
      </text:list>
      <text:h text:style-name="P24" text:outline-level="3"><text:span text:style-name="Strong_20_Emphasis">16. Auto-scaling</text:span></text:h>
      <text:list text:style-name="L25">
        <text:list-item>
          <text:p text:style-name="P66"><text:span text:style-name="Strong_20_Emphasis">Dynamic Thresholds</text:span>: Thresholds que se adaptam </text:p>
        </text:list-item>
        <text:list-item>
          <text:p text:style-name="P66"><text:span text:style-name="Strong_20_Emphasis">Market Regime Detection</text:span>: Adaptação automática aos regimes </text:p>
        </text:list-item>
        <text:list-item>
          <text:p text:style-name="P66"><text:span text:style-name="Strong_20_Emphasis">Feature Selection</text:span>: Seleção automática de features relevantes </text:p>
        </text:list-item>
        <text:list-item>
          <text:p text:style-name="P67"><text:span text:style-name="Strong_20_Emphasis">Hyperparameter Tuning</text:span>: Otimização contínua </text:p>
        </text:list-item>
      </text:list>
      <text:h text:style-name="P37" text:outline-level="2"><text:span text:style-name="Strong_20_Emphasis">🎯 Priorização Sugerida</text:span></text:h>
      <text:p text:style-name="P38"><text:span text:style-name="Strong_20_Emphasis">Fase 1 (Curto Prazo)</text:span>:</text:p>
      <text:list text:style-name="L26">
        <text:list-item>
          <text:p text:style-name="P68">ML para classificação de absorções </text:p>
        </text:list-item>
        <text:list-item>
          <text:p text:style-name="P68">Expansão de correlações </text:p>
        </text:list-item>
        <text:list-item>
          <text:p text:style-name="P69">Sistema de scoring unificado </text:p>
        </text:list-item>
      </text:list>
      <text:p text:style-name="P38"><text:span text:style-name="Strong_20_Emphasis"/></text:p>
      <text:p text:style-name="P38"><text:soft-page-break/><text:span text:style-name="Strong_20_Emphasis">Fase 2 (Médio Prazo)</text:span>: 4. Dashboard interativo 5. Backtesting robusto 6. Risk management avançado</text:p>
      <text:p text:style-name="P38"><text:span text:style-name="Strong_20_Emphasis">Fase 3 (Longo Prazo)</text:span>: 7. Network analysis 8. Análise de opções 9. Auto-scaling completo</text:p>
      <text:p text:style-name="P38">Qual dessas áreas você gostaria de explorar primeiro? Posso detalhar a implementação de qualquer uma delas.</text:p>
      <text:p text:style-name="P42">Tentar novamente</text:p>
      <text:p text:style-name="P42">Claude ainda não tem a capacidade de executar o código que gera.</text:p>
      <text:p text:style-name="Text_20_body"/>
      <text:section text:style-name="Sect1" text:name="radix-_r_2e_">
        <text:p text:style-name="P41">Sonnet 4</text:p>
      </text:section>
      <text:p text:style-name="Text_20_body"/>
      <text:p text:style-name="Text_20_body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line-break/>🔎 1. Quais dados a IA já recebe?</text:p>
      <text:p text:style-name="P15">Hoje o fluxo é assim:<text:line-break/>📌 O <text:span text:style-name="Strong_20_Emphasis">AIAnalyzer</text:span> está recebendo o <text:span text:style-name="Strong_20_Emphasis">JSON enriquecido pelo engine quantitativo</text:span>, e <text:span text:style-name="Strong_20_Emphasis">só esse snapshot da janela</text:span>.<text:line-break/>Ou seja, atualmente a IA vê:</text:p>
      <text:list text:style-name="L27">
        <text:list-item>
          <text:p text:style-name="P70"><text:span text:style-name="Strong_20_Emphasis">Dados da janela corrente</text:span>:</text:p>
          <text:list>
            <text:list-item>
              <text:p text:style-name="P71">Delta, volumes, absorção/exaustão</text:p>
            </text:list-item>
            <text:list-item>
              <text:p text:style-name="P71">Order Book (imbalance, walls, spoofing/layering)</text:p>
            </text:list-item>
            <text:list-item>
              <text:p text:style-name="P71">Spread, impacto simulado de ordens (slippage)</text:p>
            </text:list-item>
            <text:list-item>
              <text:p text:style-name="P71">VP Features (distância até POC, HVN/LVN, zonas de single print)</text:p>
            </text:list-item>
            <text:list-item>
              <text:p text:style-name="P71">Fluxo contínuo resumido: CVD, whale trades, retail/mid/whale</text:p>
            </text:list-item>
            <text:list-item>
              <text:p text:style-name="P71">Tempo e contexto (NY Time)</text:p>
            </text:list-item>
          </text:list>
        </text:list-item>
        <text:list-item>
          <text:p text:style-name="P70"><text:span text:style-name="Strong_20_Emphasis">Contexto macro</text:span>:</text:p>
          <text:list>
            <text:list-item>
              <text:p text:style-name="P71">Tendência em múltiplos timeframes (15m, 1h, 4h)</text:p>
            </text:list-item>
            <text:list-item>
              <text:p text:style-name="P71">Dados intermarket (DXY, Ouro, SP500, Oil…)</text:p>
            </text:list-item>
            <text:list-item>
              <text:p text:style-name="P70">Dados on-chain/sentiment/funding/oi</text:p>
            </text:list-item>
          </text:list>
        </text:list-item>
      </text:list>
      <text:p text:style-name="P15">📍 <text:span text:style-name="Strong_20_Emphasis">O que falta</text:span>:</text:p>
      <text:list text:style-name="L28">
        <text:list-item>
          <text:p text:style-name="P72">A IA não tem <text:span text:style-name="Strong_20_Emphasis">sequência temporal de vários eventos anteriores</text:span> (ela não tem memória nativa).</text:p>
        </text:list-item>
        <text:list-item>
          <text:p text:style-name="P72">Ela não sabe estatisticamente se sinais passados deram follow-through ou não.</text:p>
        </text:list-item>
        <text:list-item>
          <text:p text:style-name="P73">Ela não vê <text:span text:style-name="Strong_20_Emphasis">multi-timeframes menores</text:span> (ex: 1m / 5s / tick-by-tick), só a agregação que você envia.</text:p>
        </text:list-item>
      </text:list>
      <text:p text:style-name="P18"/>
      <text:h text:style-name="P74" text:outline-level="1">🎯 2. Como melhorar para <text:span text:style-name="Strong_20_Emphasis">nível institucional</text:span>?</text:h>
      <text:h text:style-name="P14" text:outline-level="3">✅ (A) Enriquecer Input da IA</text:h>
      <text:list text:style-name="L29">
        <text:list-item>
          <text:p text:style-name="P75"><text:span text:style-name="Strong_20_Emphasis">Adicionar histórico de últimas janelas</text:span><text:line-break/>→ Enviar não só o snapshot atual, mas também <text:span text:style-name="Strong_20_Emphasis">N últimas janelas (rolantes)</text:span> com sinal/resultado.<text:line-break/>(Ex: nos últimos 5 minutos absorção nos lows, exaustão nos highs, walls pressionando bids → aí ela entende a história).</text:p>
        </text:list-item>
        <text:list-item>
          <text:p text:style-name="P75"><text:span text:style-name="Strong_20_Emphasis">Multi-timeframe real</text:span><text:line-break/>→ Hoje você calibra evento em 1 janela (5m).<text:line-break/>→ Institucional olha alinhamento: sinal no 1m + confirmação no 15m + liquidez no 1h.<text:line-break/>(Podemos enviar features de várias granularidades ao mesmo evento).</text:p>
        </text:list-item>
        <text:list-item>
          <text:p text:style-name="P75"><text:span text:style-name="Strong_20_Emphasis">Probabilidade estatística</text:span> (backtest offline)<text:line-break/>→ Rodar eventos no histórico, medir taxa de acerto, e salvar:<text:line-break/><text:span text:style-name="Emphasis">“Absorção de compra em VAL diário + Funding positivo → acerto 73% nos últimos 12 </text:span><text:soft-page-break/><text:span text:style-name="Emphasis">meses”</text:span><text:line-break/>→ Isso pode ser injetado na IA via “feature de confiança".</text:p>
        </text:list-item>
      </text:list>
      <text:p text:style-name="P18"/>
      <text:h text:style-name="P14" text:outline-level="3">✅ (B) Dar <text:span text:style-name="Strong_20_Emphasis">memória</text:span> à IA</text:h>
      <text:p text:style-name="P15">Qwen (assim como GPT) não guarda automaticamente, mas você pode:</text:p>
      <text:list text:style-name="L30">
        <text:list-item>
          <text:p text:style-name="P76"><text:span text:style-name="Strong_20_Emphasis">Memória curta na sessão</text:span><text:line-break/>→ Manter últimos N eventos (ex: deque de 50 candles) e passar no prompt.</text:p>
        </text:list-item>
        <text:list-item>
          <text:p text:style-name="P76"><text:span text:style-name="Strong_20_Emphasis">Memória longa</text:span> com <text:span text:style-name="Strong_20_Emphasis">vetores</text:span> (Vector Database: Pinecone, Weaviate, Milvus, FAISS)<text:line-break/>→ Salvar eventos passados + análise do resultado no mercado.<text:line-break/>→ Quando IA analisar novo sinal, fazer um <text:span text:style-name="Strong_20_Emphasis">similarity search</text:span> e trazer “eventos parecidos + seus outcomes”.</text:p>
        </text:list-item>
      </text:list>
      <text:p text:style-name="P15">➡️ Isso cria IA <text:span text:style-name="Strong_20_Emphasis">com aprendizado contextual</text:span>, sem precisar treinar modelo novo.</text:p>
      <text:p text:style-name="P18"/>
      <text:h text:style-name="P14" text:outline-level="3">✅ (C) Híbrido IA + Algoritmos Determinísticos</text:h>
      <text:list text:style-name="L31">
        <text:list-item>
          <text:p text:style-name="P77">Institucional não confia só em IA → o core continua sendo:</text:p>
          <text:list>
            <text:list-item>
              <text:p text:style-name="P77">Regras quantitativas hard (absorção, exaustão, OB imbalance, spoofing)</text:p>
            </text:list-item>
            <text:list-item>
              <text:p text:style-name="P78">AI faz a <text:span text:style-name="Strong_20_Emphasis">interpretação contextual e narrativa</text:span>, agregando contexto macro, on-chain, intermarket.</text:p>
            </text:list-item>
          </text:list>
        </text:list-item>
      </text:list>
      <text:p text:style-name="P15">💡 Exemplo híbrido:</text:p>
      <text:list text:style-name="L32">
        <text:list-item>
          <text:p text:style-name="P79">Regras hard disparam <text:span text:style-name="Strong_20_Emphasis">“Oferta Forte + Exaustão em resistência”</text:span></text:p>
        </text:list-item>
        <text:list-item>
          <text:p text:style-name="P80">AI recebe isso, + contexto multi-timeframe + memória histórica, e responde algo como:<text:line-break/><text:span text:style-name="Emphasis">“Histórico de setups semelhantes teve 68% de continuidade baixista. Recomendação: abertura de short parcial, alvo nas LVNs próximas (115,760).”</text:span></text:p>
        </text:list-item>
      </text:list>
      <text:p text:style-name="P18"/>
      <text:h text:style-name="P74" text:outline-level="1">🧠 3. Como treinar para recomendações reais (compra/venda)?</text:h>
      <text:list text:style-name="L33">
        <text:list-item>
          <text:p text:style-name="P81">O melhor não é treinar IA end-to-end → e sim <text:span text:style-name="Strong_20_Emphasis">alimentar IA com eventos quantificados já backtestados</text:span>.</text:p>
        </text:list-item>
        <text:list-item>
          <text:p text:style-name="P81">Exemplo de melhoria que você pode implementar:</text:p>
          <text:list>
            <text:list-item>
              <text:p text:style-name="P81">Salvar todos os sinais + retorno de preço X minutos depois.</text:p>
            </text:list-item>
            <text:list-item>
              <text:p text:style-name="P81">Criar um modelo estatístico / ML clássico (random forest, XGBoost, até regressão logística).</text:p>
            </text:list-item>
            <text:list-item>
              <text:p text:style-name="P81">Esse modelo te devolve a <text:span text:style-name="Strong_20_Emphasis">probabilidade de alta/baixa</text:span>.</text:p>
            </text:list-item>
            <text:list-item>
              <text:p text:style-name="P82">Passar isso como campo extra no JSON enviado à IA.<text:line-break/>→ <text:span text:style-name="Source_20_Text">"probabilidade_continuacao_baixa": 0.73</text:span></text:p>
            </text:list-item>
          </text:list>
        </text:list-item>
      </text:list>
      <text:p text:style-name="P15">Assim a IA consegue dizer:<text:line-break/><text:span text:style-name="Emphasis">“Este cenário aparece 73% das vezes em que o preço cai nas próximas 30m.”</text:span><text:line-break/>Isso é o que desks institucionais fazem → chamamos de <text:span text:style-name="Strong_20_Emphasis">AI+Quant fusion</text:span>.</text:p>
      <text:p text:style-name="P18"><text:soft-page-break/></text:p>
      <text:h text:style-name="P74" text:outline-level="1">⚙️ 4. Bibliotecas que ajudam</text:h>
      <text:list text:style-name="L34">
        <text:list-item>
          <text:p text:style-name="P83"><text:span text:style-name="Strong_20_Emphasis">Vector DB para memória longa</text:span>:</text:p>
          <text:list>
            <text:list-item>
              <text:p text:style-name="P83">Pinecone, Weaviate, ChromaDB, FAISS.</text:p>
            </text:list-item>
          </text:list>
        </text:list-item>
        <text:list-item>
          <text:p text:style-name="P83"><text:span text:style-name="Strong_20_Emphasis">Frameworks de IA Orquestradora</text:span>:</text:p>
          <text:list>
            <text:list-item>
              <text:p text:style-name="P83">LangChain ou LlamaIndex → fáceis para dar “memória + ferramentas” à IA.</text:p>
            </text:list-item>
          </text:list>
        </text:list-item>
        <text:list-item>
          <text:p text:style-name="P83"><text:span text:style-name="Strong_20_Emphasis">Backtesting / ML Quant</text:span>:</text:p>
          <text:list>
            <text:list-item>
              <text:p text:style-name="P83"><text:span text:style-name="Emphasis">backtrader</text:span>, <text:span text:style-name="Emphasis">vectorbt</text:span>, <text:span text:style-name="Emphasis">sklearn</text:span>, <text:span text:style-name="Emphasis">xgboost</text:span>, <text:span text:style-name="Emphasis">lightgbm</text:span>.</text:p>
            </text:list-item>
          </text:list>
        </text:list-item>
        <text:list-item>
          <text:p text:style-name="P83"><text:span text:style-name="Strong_20_Emphasis">Streaming + storage</text:span>:</text:p>
          <text:list>
            <text:list-item>
              <text:p text:style-name="P83">Kafka / Redis para stream de eventos.</text:p>
            </text:list-item>
            <text:list-item>
              <text:p text:style-name="P84">TimescaleDB / InfluxDB → time-series storage nível pro.</text:p>
            </text:list-item>
          </text:list>
        </text:list-item>
      </text:list>
      <text:p text:style-name="P18"/>
      <text:h text:style-name="P74" text:outline-level="1">🗂️ 5. Qual arquivo olhar primeiro para evoluir?</text:h>
      <text:p text:style-name="P15">Pelos seus módulos, a evolução da IA ocorre <text:span text:style-name="Strong_20_Emphasis">aqui</text:span>:<text:line-break/>📌 <text:span text:style-name="Source_20_Text">ai_analyzer_qwen.py</text:span></text:p>
      <text:p text:style-name="P15">Porque:</text:p>
      <text:list text:style-name="L35">
        <text:list-item>
          <text:p text:style-name="P85">É nele que você define o <text:span text:style-name="Strong_20_Emphasis">prompt</text:span>.</text:p>
        </text:list-item>
        <text:list-item>
          <text:p text:style-name="P85">É nele que você decide <text:span text:style-name="Strong_20_Emphasis">quais dados do evento JSON a IA enxerga</text:span>.</text:p>
        </text:list-item>
        <text:list-item>
          <text:p text:style-name="P86">É nele que podemos enriquecer prompts e/ou integrá-la com memória vetorial.</text:p>
        </text:list-item>
      </text:list>
      <text:p text:style-name="P15">Depois, também vale ver:</text:p>
      <text:list text:style-name="L36">
        <text:list-item>
          <text:p text:style-name="P87"><text:span text:style-name="Source_20_Text">EnhancedMarketBot</text:span> no <text:span text:style-name="Source_20_Text">_process_window</text:span> → define <text:span text:style-name="Strong_20_Emphasis">quais eventos mandar para IA</text:span>.</text:p>
        </text:list-item>
        <text:list-item>
          <text:p text:style-name="P88"><text:span text:style-name="Source_20_Text">data_handler.py</text:span> → fonte de features core quantitativas que podem ser enriquecidas.</text:p>
        </text:list-item>
      </text:list>
      <text:p text:style-name="P18"/>
      <text:p text:style-name="P15">✅ <text:span text:style-name="Strong_20_Emphasis">Resumo Final pra nível profissional/Institucional:</text:span></text:p>
      <text:list text:style-name="L37">
        <text:list-item>
          <text:p text:style-name="P89">Expandir dados para IA: multi-timeframes, últimas N janelas, estatísticas históricas.</text:p>
        </text:list-item>
        <text:list-item>
          <text:p text:style-name="P89">Criar <text:span text:style-name="Strong_20_Emphasis">memória vetorial</text:span> → guardar eventos passados + outcomes.</text:p>
        </text:list-item>
        <text:list-item>
          <text:p text:style-name="P89">Usar abordagem <text:span text:style-name="Strong_20_Emphasis">híbrida</text:span>: sinais determinísticos + IA interpretativa.</text:p>
        </text:list-item>
        <text:list-item>
          <text:p text:style-name="P89">Adicionar <text:span text:style-name="Strong_20_Emphasis">probabilidade estatística</text:span> backtestada e repassar ao prompt da IA.</text:p>
        </text:list-item>
        <text:list-item>
          <text:p text:style-name="P90">Evolução começa pelo arquivo <text:span text:style-name="Source_20_Text">ai_analyzer_qwen.py</text:span> (onde reformulamos prompt, input e saída da IA).</text:p>
        </text:list-item>
      </text:list>
      <text:p text:style-name="Text_20_body"><text:line-break/><text:line-break/><text:line-break/><text:line-break/><text:line-break/><text:line-break/><text:soft-page-break/><text:line-break/><text:line-break/><text:line-break/><text:line-break/><text:span text:style-name="T7">✅ O que desks institucionais fazem</text:span></text:p>
      <text:p text:style-name="P15">Eles <text:span text:style-name="Strong_20_Emphasis">usam o 1m (e menores) como microscópio</text:span>, mas <text:span text:style-name="Strong_20_Emphasis">validam sempre com contextos maiores</text:span>:</text:p>
      <text:h text:style-name="P14" text:outline-level="3">1. <text:span text:style-name="Strong_20_Emphasis">Timeframes Múltiplos</text:span></text:h>
      <text:list text:style-name="L38">
        <text:list-item>
          <text:p text:style-name="P91"><text:span text:style-name="Strong_20_Emphasis">1s / tick / 5s / 1m → detecção micro de fluxo</text:span> (spoofing, bursts, absorções rápidas).</text:p>
        </text:list-item>
        <text:list-item>
          <text:p text:style-name="P91"><text:span text:style-name="Strong_20_Emphasis">5m / 15m → contexto intraday</text:span> (tendência, consolidação, ranges).</text:p>
        </text:list-item>
        <text:list-item>
          <text:p text:style-name="P92"><text:span text:style-name="Strong_20_Emphasis">1h / 4h / 1D → contexto macro</text:span> (níveis estruturais, VAH/VAL/POC, tendências institucionais).</text:p>
        </text:list-item>
      </text:list>
      <text:p text:style-name="P15">👉 Você já está mandando <text:span text:style-name="Strong_20_Emphasis">15m / 1h / 4h trends</text:span> no <text:span text:style-name="Source_20_Text">contexto_macro</text:span>, isso é ótimo!<text:line-break/>Falta integrar <text:span text:style-name="Strong_20_Emphasis">temporais menores (ex: 5s, 15s)</text:span> → principalmente para ver <text:span text:style-name="Strong_20_Emphasis">se a absorção/exaustão no 1m teve continuidade ou foi só spike isolado</text:span>.</text:p>
      <text:p text:style-name="Text_20_body"/>
      <text:p text:style-name="Text_20_body"/>
      <text:h text:style-name="P14" text:outline-level="3">2. <text:span text:style-name="Strong_20_Emphasis">Eventos cross-timeframe</text:span></text:h>
      <text:p text:style-name="P15">Exemplo de regra híbrida que melhora assertividade (no mínimo 50% → 65–70%):</text:p>
      <text:list text:style-name="L39">
        <text:list-item>
          <text:p text:style-name="P93"><text:span text:style-name="Strong_20_Emphasis">Absorção no 1m</text:span> + <text:span text:style-name="Strong_20_Emphasis">imbalance no orderbook</text:span> + <text:span text:style-name="Strong_20_Emphasis">tendência 15m confirmando</text:span> → só aí acende "alerta de entrada".</text:p>
        </text:list-item>
        <text:list-item>
          <text:p text:style-name="P94"><text:span text:style-name="Strong_20_Emphasis">Exaustão no 1m</text:span> mas <text:span text:style-name="Strong_20_Emphasis">macro 1h ainda altista</text:span> → não entra short, espera confirmação.</text:p>
        </text:list-item>
      </text:list>
      <text:p text:style-name="P18"/>
      <text:h text:style-name="P14" text:outline-level="3">3. <text:span text:style-name="Strong_20_Emphasis">Histórico / Memória</text:span></text:h>
      <text:list text:style-name="L40">
        <text:list-item>
          <text:p text:style-name="P95">Guardar últimas <text:span text:style-name="Strong_20_Emphasis">N janelas rolantes (1m, 5m, 15m)</text:span> + últimas <text:span text:style-name="Strong_20_Emphasis">condições de VP (diário, semanal, mensal)</text:span>.</text:p>
        </text:list-item>
        <text:list-item>
          <text:p text:style-name="P95">AI pode interpretar:</text:p>
          <text:list>
            <text:list-item>
              <text:p text:style-name="P96"><text:span text:style-name="Emphasis">“Nos últimos 5 min, o CVD acumulou -50, absorções sucessivas nos lows, compradores perderam força → short confirmado por fluxo e contexto.”</text:span></text:p>
            </text:list-item>
          </text:list>
        </text:list-item>
      </text:list>
      <text:p text:style-name="P18"/>
      <text:h text:style-name="P14" text:outline-level="3">4. <text:span text:style-name="Strong_20_Emphasis">Probabilidade estatística (backtest offline)</text:span></text:h>
      <text:list text:style-name="L41">
        <text:list-item>
          <text:p text:style-name="P97">Exemplo: “Absorção de venda no VAL diário + funding positivo + pressão vendedora em OB” → 72% das vezes resultou em queda nos próximos 30 minutos.</text:p>
        </text:list-item>
      </text:list>
      <text:p text:style-name="P98">ste número é alimentado como campo adicional no JSON enviado à IA:</text:p>
      <text:p text:style-name="P99">JSON</text:p>
      <text:p text:style-name="P99"/>
      <text:p text:style-name="Text_20_body"/>
      <text:p text:style-name="P100"><text:span text:style-name="T8">"historical_confidence": {"short_prob": 0.72, "long_prob": 0.18}</text:span> </text:p>
      <text:p text:style-name="P100"><text:soft-page-break/></text:p>
      <text:list text:style-name="L42">
        <text:list-item>
          <text:p text:style-name="P101">A IA pode então dizer:<text:line-break/><text:span text:style-name="Emphasis">“Este setup aparece historicamente em 72% das vezes com queda de pelo menos -0.5% em 30m.”</text:span>.<text:line-break/>Isso é <text:span text:style-name="Strong_20_Emphasis">nível institucional</text:span> → unir estatística com narrativa da IA.</text:p>
        </text:list-item>
      </text:list>
      <text:p text:style-name="Text_20_body"><text:line-break/><text:span text:style-name="T7">🚀 O Caminho Profissional</text:span></text:p>
      <text:p text:style-name="P15">Para dar <text:span text:style-name="Strong_20_Emphasis">nível institucional</text:span> ao sistema:</text:p>
      <text:list text:style-name="L43">
        <text:list-item>
          <text:p text:style-name="P102"><text:span text:style-name="Strong_20_Emphasis">Feature Engineering multi-timeframe</text:span></text:p>
          <text:list>
            <text:list-item>
              <text:p text:style-name="P103">Adicionar candles <text:span text:style-name="Strong_20_Emphasis">5s / 15s / 1m / 5m / 15m / 1h</text:span> no evento antes de passar para a IA.</text:p>
            </text:list-item>
            <text:list-item>
              <text:p text:style-name="P103">Consolidar: tendência (MA, ATR regime), delta cumulativo, OI/funding.</text:p>
            </text:list-item>
          </text:list>
        </text:list-item>
        <text:list-item>
          <text:p text:style-name="P102"><text:span text:style-name="Strong_20_Emphasis">Memória contextual</text:span></text:p>
          <text:list>
            <text:list-item>
              <text:p text:style-name="P103">Guardar últimos 10–20 eventos em fila → AI entende sequência, não só snapshot.</text:p>
            </text:list-item>
            <text:list-item>
              <text:p text:style-name="P103">Ou usar <text:span text:style-name="Strong_20_Emphasis">Vector DB</text:span> (FAISS, Pinecone, Weaviate) → comparar setups parecidos no passado.</text:p>
            </text:list-item>
          </text:list>
        </text:list-item>
        <text:list-item>
          <text:p text:style-name="P102"><text:span text:style-name="Strong_20_Emphasis">Probabilidade baseada em histórico real</text:span></text:p>
          <text:list>
            <text:list-item>
              <text:p text:style-name="P103">Rodar backtests dos seus eventos <text:span text:style-name="Source_20_Text">Absorção</text:span>, <text:span text:style-name="Source_20_Text">Exaustão</text:span>, <text:span text:style-name="Source_20_Text">OrderBook imbalance</text:span>.</text:p>
            </text:list-item>
            <text:list-item>
              <text:p text:style-name="P103">Extrair <text:span text:style-name="Strong_20_Emphasis">taxa de follow-through</text:span>.</text:p>
            </text:list-item>
            <text:list-item>
              <text:p text:style-name="P103">Adicionar no JSON enviado à IA (<text:span text:style-name="Source_20_Text">confidence_score</text:span>).</text:p>
            </text:list-item>
          </text:list>
        </text:list-item>
        <text:list-item>
          <text:p text:style-name="P102"><text:span text:style-name="Strong_20_Emphasis">Prompt melhorado</text:span></text:p>
          <text:list>
            <text:list-item>
              <text:p text:style-name="P103">Hoje o prompt pede “Interpretação/Expectativa/Ação”.</text:p>
            </text:list-item>
            <text:list-item>
              <text:p text:style-name="P103">Melhor seria pedir:</text:p>
              <text:list>
                <text:list-item>
                  <text:p text:style-name="P103"><text:span text:style-name="Strong_20_Emphasis">Resumo técnico (dados)</text:span></text:p>
                </text:list-item>
                <text:list-item>
                  <text:p text:style-name="P103"><text:span text:style-name="Strong_20_Emphasis">Probabilidade Long vs Short (%)</text:span></text:p>
                </text:list-item>
                <text:list-item>
                  <text:p text:style-name="P103"><text:span text:style-name="Strong_20_Emphasis">Condições de invalidação (stop contextuais)</text:span></text:p>
                </text:list-item>
                <text:list-item>
                  <text:p text:style-name="P102"><text:span text:style-name="Strong_20_Emphasis">Cenário tático (entrada/target/stop)</text:span>.</text:p>
                </text:list-item>
              </text:list>
            </text:list-item>
          </text:list>
        </text:list-item>
      </text:list>
      <text:p text:style-name="P18"/>
      <text:p text:style-name="P104">✨ Exemplo de saída mais institucional (o que a sua IA poderia falar com os dados atuais):</text:p>
      <text:p text:style-name="P105">text</text:p>
      <text:p text:style-name="P106"><text:span text:style-name="Source_20_Text">📊 Setup Identificado: Oferta Forte (OrderBook) + Exaustão de Compra (1m)</text:span></text:p>
      <text:p text:style-name="P106"><text:span text:style-name="Source_20_Text">- OB Imbalance: -47%, ratio 0.04 → vendedores no controle</text:span></text:p>
      <text:p text:style-name="P106"><text:span text:style-name="Source_20_Text">- Exaustão: pico atípico de compras absorvidas sem avanço</text:span></text:p>
      <text:p text:style-name="P106"><text:span text:style-name="Source_20_Text">- Contexto macro (15m/1h/4h): ainda em regime de alta → contradição</text:span></text:p>
      <text:p text:style-name="P106"/>
      <text:p text:style-name="P106"><text:span text:style-name="Source_20_Text">📈 Probabilidades (base histórica 12m):</text:span></text:p>
      <text:p text:style-name="P106"><text:soft-page-break/><text:span text:style-name="Source_20_Text">- Continuidade da queda: 68%</text:span></text:p>
      <text:p text:style-name="P106"><text:span text:style-name="Source_20_Text">- Reversão rápida: 22%</text:span></text:p>
      <text:p text:style-name="P106"><text:span text:style-name="Source_20_Text">- Consolidar lateral: 10%</text:span></text:p>
      <text:p text:style-name="P106"/>
      <text:p text:style-name="P106"><text:span text:style-name="Source_20_Text">🎯 Plano de Entrada:</text:span></text:p>
      <text:p text:style-name="P106"><text:span text:style-name="Source_20_Text">- Short agressivo abaixo de 115,850</text:span></text:p>
      <text:p text:style-name="P106"><text:span text:style-name="Source_20_Text">- Stop técnico acima do cluster HVN 115,914</text:span></text:p>
      <text:p text:style-name="P106"><text:span text:style-name="Source_20_Text">- Alvo: LVN 115,764</text:span></text:p>
      <text:p text:style-name="P15">Isso é <text:span text:style-name="Strong_20_Emphasis">nível institucional</text:span> → sinal + contexto + plano.</text:p>
      <text:p text:style-name="Text_20_body"><text:line-break/><text:line-break/><text:line-break/><text:line-break/><text:line-break/><text:span text:style-name="T9"><text:line-break/>O QUE SIGNIFICA “INTEGRAR AO TRADINGVIEW VIA WEBHOOK”?</text:span></text:p>
      <text:list text:style-name="L44">
        <text:list-header>
          <text:p text:style-name="P107"><text:span text:style-name="Strong_20_Emphasis">“Integrar ao TradingView via Webhook”</text:span> significa:<text:line-break/>Enviar dados do seu sistema Python (como sinais de trade, alertas de liquidez, níveis de heatmap ou POC do VPD) <text:span text:style-name="Strong_20_Emphasis">para o TradingView</text:span>, para que você possa <text:span text:style-name="Strong_20_Emphasis">visualizá-los diretamente no gráfico</text:span>, como se fossem indicadores nativos — usando apenas um <text:span text:style-name="Strong_20_Emphasis">alerta HTTP (webhook)</text:span>.</text:p>
          <text:p text:style-name="P108"/>
          <text:h text:style-name="P109" text:outline-level="2">💡 POR QUE FAZER ISSO?</text:h>
          <text:p text:style-name="P110">Você construiu uma ferramenta poderosa em Python:</text:p>
          <text:list>
            <text:list-item>
              <text:p text:style-name="P111">Heatmap de liquidez em tempo real.</text:p>
            </text:list-item>
            <text:list-item>
              <text:p text:style-name="P111">Volume Profile Dinâmico.</text:p>
            </text:list-item>
            <text:list-item>
              <text:p text:style-name="P110">Sinais de SOR ou detecção de walls.</text:p>
            </text:list-item>
          </text:list>
          <text:p text:style-name="P110">Mas… tudo isso está rodando no terminal ou num gráfico Plotly separado.</text:p>
          <text:p text:style-name="P110">👉 <text:span text:style-name="Strong_20_Emphasis">E se você pudesse ver esses dados DIRETAMENTE NO GRÁFICO DO TRADINGVIEW?</text:span></text:p>
          <text:p text:style-name="P110">Exemplo prático:</text:p>
          <text:list text:continue-numbering="true">
            <text:list-item>
              <text:p text:style-name="P111">Seu sistema detecta uma "liquidity wall" em $63,500 no BTC.</text:p>
            </text:list-item>
            <text:list-item>
              <text:p text:style-name="P111">Ele envia automaticamente um <text:span text:style-name="Strong_20_Emphasis">alerta + plotagem visual</text:span> para o TradingView.</text:p>
            </text:list-item>
            <text:list-item>
              <text:p text:style-name="P110">No gráfico, aparece um <text:span text:style-name="Strong_20_Emphasis">ícone ⚠️, linha horizontal, label ou até heatmap colorido</text:span> exatamente naquele nível.</text:p>
            </text:list-item>
          </text:list>
          <text:p text:style-name="P110">Isso é <text:span text:style-name="Strong_20_Emphasis">análise quantitativa + visualização profissional = vantagem institucional.</text:span></text:p>
          <text:p text:style-name="P108"><text:soft-page-break/></text:p>
          <text:h text:style-name="P109" text:outline-level="2">🧩 COMO FUNCIONA NA PRÁTICA?</text:h>
          <text:h text:style-name="P112" text:outline-level="3">1. SEU SISTEMA PYTHON</text:h>
          <text:list text:continue-numbering="true">
            <text:list-item>
              <text:p text:style-name="P111">Detecta algo interessante (ex: grande parede de bids em $63,500).</text:p>
            </text:list-item>
            <text:list-item>
              <text:p text:style-name="P111">Prepara um payload JSON com as informações.</text:p>
            </text:list-item>
            <text:list-item>
              <text:p text:style-name="P110">Envia via POST HTTP para uma URL especial do TradingView → o <text:span text:style-name="Strong_20_Emphasis">Webhook URL</text:span>.</text:p>
            </text:list-item>
          </text:list>
          <text:h text:style-name="P112" text:outline-level="3">2. TRADINGVIEW</text:h>
          <text:list text:continue-numbering="true">
            <text:list-item>
              <text:p text:style-name="P111">Recebe o alerta via webhook.</text:p>
            </text:list-item>
            <text:list-item>
              <text:p text:style-name="P111">Executa um <text:span text:style-name="Strong_20_Emphasis">script Pine Script</text:span> que você criou.</text:p>
            </text:list-item>
            <text:list-item>
              <text:p text:style-name="P111">Esse script interpreta os dados e plota no gráfico (linhas, labels, zonas coloridas, etc).</text:p>
            </text:list-item>
          </text:list>
          <text:p text:style-name="P108"/>
          <text:h text:style-name="P109" text:outline-level="2">✅ PASSO A PASSO PARA IMPLEMENTAR</text:h>
          <text:p text:style-name="P108"/>
          <text:h text:style-name="P112" text:outline-level="3">🔧 PASSO 1: CRIAR UM ALERTA WEBHOOK NO TRADINGVIEW</text:h>
          <text:list text:continue-numbering="true">
            <text:list-item>
              <text:p text:style-name="P111">Abra qualquer gráfico no TradingView.</text:p>
            </text:list-item>
            <text:list-item>
              <text:p text:style-name="P111">Clique em <text:span text:style-name="Strong_20_Emphasis">“Alerts”</text:span> (ícone de sino) &gt; <text:span text:style-name="Strong_20_Emphasis">“Create Alert”</text:span>.</text:p>
            </text:list-item>
            <text:list-item>
              <text:p text:style-name="P111">Em <text:span text:style-name="Strong_20_Emphasis">“Condition”</text:span>, escolha algo simples como <text:span text:style-name="Source_20_Text">close</text:span> — não importa, pois vamos sobrescrever pelo webhook.</text:p>
            </text:list-item>
            <text:list-item>
              <text:p text:style-name="P111">Em <text:span text:style-name="Strong_20_Emphasis">“Alert Actions”</text:span>, marque ✅ <text:span text:style-name="Strong_20_Emphasis">“Webhook URL”</text:span>.</text:p>
            </text:list-item>
          </text:list>
          <text:p text:style-name="P113"/>
        </text:list-header>
      </text:list>
      <text:p text:style-name="Text_20_body"><text:line-break/><text:line-break/><text:line-break/><text:span text:style-name="T7">ALTERNATIVA PARA CONTA GRATUITA NO TRADINGVIEW</text:span></text:p>
      <text:p text:style-name="P15">Como contas gratuitas <text:span text:style-name="Strong_20_Emphasis">não suportam </text:span><text:span text:style-name="Strong_20_Emphasis"><text:span text:style-name="Source_20_Text">alert.json()</text:span></text:span>, você pode enviar dados via <text:span text:style-name="Strong_20_Emphasis">mensagem de texto simples</text:span> e parsear com <text:span text:style-name="Source_20_Text">str.split</text:span>.</text:p>
      <text:h text:style-name="P14" text:outline-level="3">Modifique o Python para enviar assim:<text:line-break/><text:line-break/>✅ Criar um Pine Script para plotar <text:span text:style-name="Strong_20_Emphasis">Heatmap 2D completo</text:span> no TradingView?<text:line-break/>✅ Enviar <text:span text:style-name="Strong_20_Emphasis">múltiplos níveis de liquidez</text:span> e pintar zonas no gráfico?<text:line-break/>✅ Integrar <text:span text:style-name="Strong_20_Emphasis">VPD + Heatmap </text:span><text:line-break/>✅ Montar um painel em <text:span text:style-name="Strong_20_Emphasis">Streamlit/Dash</text:span> que também envia para o TradingView?</text:h>
      <text:p text:style-name="P15">vamos levar seu sistema para o nível profissional!</text:p>
      <text:p text:style-name="P114"/>
      <text:p text:style-name="Text_20_body"><text:soft-page-break/></text:p>
      <text:p text:style-name="Text_20_body"/>
      <text:p text:style-name="Text_20_body"/>
      <text:p text:style-name="P115">Comando para </text:p>
      <text:p text:style-name="P116">streamlit run dashboard.py<text:line-break/><text:line-break/><text:line-break/><text:line-break/><text:line-break/><text:span text:style-name="T10"><text:line-break/></text:span><text:span text:style-name="Strong_20_Emphasis"><text:span text:style-name="T11">Enviar para o GitHub:</text:span></text:span></text:p>
      <text:p text:style-name="P117"><text:span text:style-name="Strong_20_Emphasis"><text:span text:style-name="T12"/></text:span></text:p>
      <text:p text:style-name="P117"><text:span text:style-name="Strong_20_Emphasis"><text:span text:style-name="T13">Adicionar os arquivos alterados:</text:span></text:span></text:p>
      <text:list text:style-name="L45">
        <text:list-header>
          <text:p text:style-name="P118"><text:span text:style-name="Source_20_Text"><text:span text:style-name="T14">git add .</text:span></text:span></text:p>
        </text:list-header>
      </text:list>
      <text:p text:style-name="P117"><text:span text:style-name="Strong_20_Emphasis"><text:span text:style-name="T13">Criar um commit com uma mensagem descritiva:</text:span></text:span></text:p>
      <text:p text:style-name="P119"><text:span text:style-name="Source_20_Text">git commit -m "Atualizando scripts “</text:span></text:p>
      <text:p text:style-name="P119"><text:span text:style-name="Source_20_Text"/></text:p>
      <text:p text:style-name="P120"><text:span text:style-name="Strong_20_Emphasis"><text:span text:style-name="T15">Enviar para o GitHub:</text:span></text:span></text:p>
      <text:list text:style-name="L46">
        <text:list-header>
          <text:p text:style-name="P121"><text:span text:style-name="Source_20_Text"><text:span text:style-name="T16">git push origin main<text:line-break/><text:line-break/></text:span></text:span><text:span text:style-name="Source_20_Text"><text:span text:style-name="T17">ATUALIZAR UM ARQUIVO GRANDE VIA </text:span></text:span><text:span text:style-name="Source_20_Text"><text:span text:style-name="T18">Script para encontrar e corrigir:</text:span></text:span></text:p>
        </text:list-header>
        <text:list-item>
          <text:p text:style-name="P121"><text:span text:style-name="Source_20_Text"><text:span text:style-name="T19"><text:line-break/></text:span></text:span><text:span text:style-name="Source_20_Text"><text:span text:style-name="Strong_20_Emphasis"><text:span text:style-name="T20"> baixe via script:</text:span></text:span></text:span></text:p>
        </text:list-item>
      </text:list>
      <text:p text:style-name="P119"><text:span text:style-name="Source_20_Text"/></text:p>
      <text:p text:style-name="P119"><text:span text:style-name="Source_20_Text"/></text:p>
      <text:p text:style-name="P117"><text:span text:style-name="Strong_20_Emphasis"><text:span text:style-name="T13"/></text:span></text:p>
      <text:list text:style-name="L47">
        <text:list-header>
          <text:p text:style-name="P122"/>
          <text:p text:style-name="P123"><text:span text:style-name="Source_20_Text"><text:span text:style-name="T21"/></text:span></text:p>
        </text:list-header>
      </text:list>
      <text:p text:style-name="P1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8T17:54:05.715708200</meta:creation-date>
    <dc:date>2025-10-10T17:11:31.219690000</dc:date>
    <meta:editing-duration>PT11H17M45S</meta:editing-duration>
    <meta:editing-cycles>14</meta:editing-cycles>
    <meta:generator>LibreOffice/25.8.1.1$Windows_X86_64 LibreOffice_project/54047653041915e595ad4e45cccea684809c77b5</meta:generator>
    <meta:document-statistic meta:table-count="0" meta:image-count="0" meta:object-count="0" meta:page-count="29" meta:paragraph-count="769" meta:word-count="4100" meta:character-count="30180" meta:non-whitespace-character-count="25497"/>
  </office:meta>
</office:document-meta>
</file>